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Pictures/2000000F0000035200000378E6483A1F.svm" manifest:media-type=""/>
  <manifest:file-entry manifest:full-path="Pictures/2000000F00000385000003780DECF608.svm" manifest:media-type=""/>
  <manifest:file-entry manifest:full-path="Pictures/2000000F000003AB00000378662F2AB5.svm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" manifest:media-type=""/>
  <manifest:file-entry manifest:full-path="ObjectReplacements/Object 4" manifest:media-type=""/>
  <manifest:file-entry manifest:full-path="ObjectReplacements/Object 10" manifest:media-type="application/x-openoffice-gdimetafile;windows_formatname=&quot;GDIMetaFile&quot;"/>
  <manifest:file-entry manifest:full-path="ObjectReplacements/Object 11" manifest:media-type=""/>
  <manifest:file-entry manifest:full-path="ObjectReplacements/Object 12" manifest:media-type="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solid" draw:fill-color="#996633" draw:opacity="75%" draw:textarea-horizontal-align="center" draw:textarea-vertical-align="middle" draw:shadow-opacity="75%"/>
    </style:style>
    <style:style style:name="gr3" style:family="graphic" style:parent-style-name="standard">
      <style:graphic-properties draw:fill="solid" draw:fill-color="#ffcc99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draw:fill="solid" draw:fill-color="#ff6633" draw:textarea-horizontal-align="center" draw:textarea-vertical-align="middle"/>
    </style:style>
    <style:style style:name="gr6" style:family="graphic" style:parent-style-name="standard">
      <style:graphic-properties svg:stroke-color="#000000" draw:fill="solid" draw:fill-color="#cc6633" draw:opacity="50%" draw:textarea-horizontal-align="center" draw:textarea-vertical-align="middle" draw:shadow-opacity="50%"/>
    </style:style>
    <style:style style:name="gr7" style:family="graphic" style:parent-style-name="standard">
      <style:graphic-properties draw:fill="solid" draw:fill-color="#996633" draw:opacity="80%" draw:textarea-horizontal-align="center" draw:textarea-vertical-align="middle" draw:shadow-opacity="80%"/>
    </style:style>
    <style:style style:name="gr8" style:family="graphic" style:parent-style-name="standard">
      <style:graphic-properties draw:fill="solid" draw:fill-color="#ffcc99" draw:opacity="50%" draw:textarea-horizontal-align="center" draw:textarea-vertical-align="middle" draw:shadow-opacity="50%"/>
    </style:style>
    <style:style style:name="gr9" style:family="graphic" style:parent-style-name="standard">
      <style:graphic-properties draw:stroke="none" draw:fill="none" fo:min-height="1.42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3cm" fo:min-width="6.304cm"/>
    </style:style>
    <style:style style:name="gr11" style:family="graphic" style:parent-style-name="standard">
      <style:graphic-properties draw:ole-draw-aspect="1" style:protect="size"/>
    </style:style>
    <style:style style:name="gr12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13" style:family="graphic" style:parent-style-name="standard">
      <style:graphic-properties svg:stroke-width="0.1cm" svg:stroke-color="#ffffff" draw:marker-start-width="0.35cm" draw:marker-end="Arrow" draw:marker-end-width="0.4cm" draw:fill="solid" draw:fill-color="#4c4c4c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none" draw:fill="solid" draw:fill-color="#1a1a1a" draw:textarea-horizontal-align="left" draw:textarea-vertical-align="top" draw:auto-grow-height="true" draw:auto-grow-width="true" fo:min-height="0.776cm" fo:min-width="0cm" fo:padding-top="0cm" fo:padding-bottom="0cm" fo:padding-left="0cm" fo:padding-right="0cm" draw:shadow="hidden"/>
    </style:style>
    <style:style style:name="gr15" style:family="graphic" style:parent-style-name="standard">
      <style:graphic-properties draw:stroke="none" draw:fill="solid" draw:fill-color="#ffffff" fo:min-height="0.557cm"/>
    </style:style>
    <style:style style:name="gr16" style:family="graphic" style:parent-style-name="standard">
      <style:graphic-properties draw:stroke="none" draw:fill="solid" draw:fill-color="#ffcc99" draw:opacity="50%" draw:textarea-horizontal-align="center" draw:textarea-vertical-align="middle" draw:shadow-opacity="50%"/>
    </style:style>
    <style:style style:name="gr17" style:family="graphic" style:parent-style-name="standard">
      <style:graphic-properties svg:stroke-width="0.05cm" svg:stroke-color="#ffffff" draw:marker-start-width="0.275cm" draw:marker-end="Arrow" draw:marker-end-width="0.13cm" draw:fill="solid" draw:fill-color="#4c4c4c" draw:textarea-horizontal-align="center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draw:fill="solid" draw:fill-color="#ffffff" fo:min-height="0.415cm"/>
    </style:style>
    <style:style style:name="gr19" style:family="graphic" style:parent-style-name="standard">
      <style:graphic-properties draw:stroke="none" draw:fill="solid" draw:fill-color="#ffffff" fo:min-height="0.343cm"/>
    </style:style>
    <style:style style:name="gr20" style:family="graphic" style:parent-style-name="standard">
      <style:graphic-properties draw:stroke="none" draw:fill-color="#ffffff" draw:textarea-horizontal-align="center" draw:textarea-vertical-align="middle"/>
    </style:style>
    <style:style style:name="gr21" style:family="graphic" style:parent-style-name="objectwithoutfill">
      <style:graphic-properties draw:fill="none" draw:textarea-horizontal-align="center" draw:textarea-vertical-align="middle"/>
    </style:style>
    <style:style style:name="gr22" style:family="graphic" style:parent-style-name="standard">
      <style:graphic-properties draw:stroke="none" draw:fill="none" draw:textarea-horizontal-align="center" draw:textarea-vertical-align="middle" draw:color-mode="standard" draw:luminance="5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draw:fill="solid" draw:fill-color="#ff6633" draw:opacity="60%" draw:textarea-horizontal-align="center" draw:textarea-vertical-align="middle" draw:shadow-opacity="60%"/>
    </style:style>
    <style:style style:name="gr2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solid" svg:stroke-width="0.003cm" svg:stroke-color="#000000" draw:fill="solid" draw:fill-color="#1a1a1a" draw:textarea-horizontal-align="center" draw:textarea-vertical-align="middle" fo:padding-top="0.001cm" fo:padding-bottom="0.001cm" fo:padding-left="0.001cm" fo:padding-right="0.001cm"/>
    </style:style>
    <style:style style:name="gr26" style:family="graphic" style:parent-style-name="standard">
      <style:graphic-properties draw:stroke="solid" svg:stroke-width="0.05cm" draw:marker-start-width="0.375cm" draw:marker-end-width="0.375cm" draw:fill="solid" draw:fill-color="#ff6633" draw:opacity="70%" draw:textarea-horizontal-align="center" draw:textarea-vertical-align="middle" fo:padding-top="0.15cm" fo:padding-bottom="0.15cm" fo:padding-left="0.275cm" fo:padding-right="0.275cm" draw:shadow-opacity="70%"/>
    </style:style>
    <style:style style:name="gr27" style:family="graphic" style:parent-style-name="standard">
      <style:graphic-properties draw:stroke="solid" svg:stroke-width="0.05cm" draw:marker-start-width="0.45cm" draw:marker-end-width="0.45cm" draw:fill-color="#ffffff" draw:textarea-horizontal-align="justify" draw:textarea-vertical-align="middle" draw:auto-grow-height="false" fo:padding-top="0.175cm" fo:padding-bottom="0.175cm" fo:padding-left="0.3cm" fo:padding-right="0.3cm" draw:shadow="hidden"/>
    </style:style>
    <style:style style:name="gr28" style:family="graphic" style:parent-style-name="standard">
      <style:graphic-properties svg:stroke-width="0.05cm" draw:marker-start-width="0.375cm" draw:marker-end-width="0.375cm" draw:fill-color="#ffffff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29" style:family="graphic" style:parent-style-name="standard">
      <style:graphic-properties draw:stroke="none" draw:fill-color="#000000" draw:textarea-horizontal-align="justify" draw:textarea-vertical-align="middle" draw:auto-grow-height="false"/>
    </style:style>
    <style:style style:name="gr30" style:family="graphic" style:parent-style-name="standard">
      <style:graphic-properties draw:stroke="none" draw:fill="solid" draw:fill-color="#1a1a1a" draw:textarea-horizontal-align="left" draw:textarea-vertical-align="middle" draw:auto-grow-height="false" draw:fit-to-size="all" fo:padding-top="0cm" fo:padding-bottom="0cm" fo:padding-left="0cm" fo:padding-right="0cm" draw:shadow="hidden"/>
    </style:style>
    <style:style style:name="gr31" style:family="graphic" style:parent-style-name="standard">
      <style:graphic-properties draw:stroke="none" draw:fill="solid" draw:fill-color="#996633" draw:opacity="75%" draw:textarea-horizontal-align="center" draw:textarea-vertical-align="middle" draw:shadow-opacity="75%" style:protect="position size"/>
    </style:style>
    <style:style style:name="gr32" style:family="graphic" style:parent-style-name="standard">
      <style:graphic-properties draw:fill="solid" draw:fill-color="#ffcc99" draw:textarea-horizontal-align="center" draw:textarea-vertical-align="middle" style:protect="position size"/>
    </style:style>
    <style:style style:name="gr33" style:family="graphic" style:parent-style-name="standard">
      <style:graphic-properties draw:textarea-horizontal-align="center" draw:textarea-vertical-align="middle" style:protect="position size"/>
    </style:style>
    <style:style style:name="gr34" style:family="graphic" style:parent-style-name="objectwithoutfill">
      <style:graphic-properties draw:fill="none" draw:textarea-horizontal-align="center" draw:textarea-vertical-align="middle" style:protect="position size"/>
    </style:style>
    <style:style style:name="gr35" style:family="graphic" style:parent-style-name="standard">
      <style:graphic-properties draw:fill="solid" draw:fill-color="#996633" draw:opacity="80%" draw:textarea-horizontal-align="center" draw:textarea-vertical-align="middle" draw:shadow-opacity="80%" style:protect="position size"/>
    </style:style>
    <style:style style:name="gr36" style:family="graphic" style:parent-style-name="standard">
      <style:graphic-properties draw:stroke="none" draw:fill="none" fo:min-height="0.706cm"/>
    </style:style>
    <style:style style:name="gr37" style:family="graphic" style:parent-style-name="standard">
      <style:graphic-properties draw:stroke="none" draw:fill="none" fo:min-height="0.942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family="OpenSymbol" style:font-pitch="variable" style:font-charset="x-symbol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13pt" style:font-size-asian="13pt" style:font-size-complex="13pt"/>
    </style:style>
    <style:style style:name="P6" style:family="paragraph">
      <style:paragraph-properties fo:text-align="center"/>
      <style:text-properties style:use-window-font-color="true" style:text-outline="false" style:text-line-through-style="none" fo:font-family="'Liberation Serif'" style:font-family-generic="roman" fo:font-size="22pt" fo:letter-spacing="normal" fo:font-style="italic" fo:text-shadow="none" style:text-underline-style="none" fo:font-weight="normal" style:text-underline-mode="continuous" style:text-overline-mode="continuous" style:text-line-through-mode="continuous" style:font-family-asian="'Liberation Serif'" style:font-family-generic-asian="roman" style:font-size-asian="22pt" style:font-family-complex="'Liberation Serif'" style:font-family-generic-complex="roman" style:font-size-complex="22pt" style:text-scale="100%" style:text-overline-style="none" style:text-overline-color="font-color"/>
    </style:style>
    <style:style style:name="P7" style:family="paragraph">
      <style:paragraph-properties fo:text-align="center"/>
      <style:text-properties style:use-window-font-color="true" style:text-outline="false" style:text-line-through-style="none" fo:font-family="'Liberation Serif'" style:font-family-generic="roman" fo:font-size="13.1999998092651pt" fo:letter-spacing="normal" fo:font-style="italic" fo:text-shadow="none" style:text-underline-style="none" fo:font-weight="normal" style:text-underline-mode="continuous" style:text-overline-mode="continuous" style:text-line-through-mode="continuous" style:font-family-asian="'Liberation Serif'" style:font-family-generic-asian="roman" style:font-size-asian="13.1999998092651pt" style:font-family-complex="'Liberation Serif'" style:font-family-generic-complex="roman" style:font-size-complex="13.1999998092651pt" style:text-scale="100%" style:text-overline-style="none" style:text-overline-color="font-color"/>
    </style:style>
    <style:style style:name="P8" style:family="paragraph">
      <style:paragraph-properties fo:text-align="center"/>
      <style:text-properties style:use-window-font-color="true" style:text-outline="false" style:text-line-through-style="none" fo:font-family="OpenSymbol" fo:font-size="22pt" fo:letter-spacing="normal" fo:font-style="normal" fo:text-shadow="none" style:text-underline-style="none" fo:font-weight="normal" style:text-underline-mode="continuous" style:text-overline-mode="continuous" style:text-line-through-mode="continuous" style:font-family-asian="OpenSymbol" style:font-size-asian="22pt" style:font-family-complex="OpenSymbol" style:font-size-complex="22pt" style:text-scale="100%" style:text-overline-style="none" style:text-overline-color="font-colo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family="'VL Gothic'" style:font-family-generic="swiss" style:font-pitch="variable" fo:font-weight="normal" style:font-weight-asian="normal" style:font-weight-complex="normal"/>
    </style:style>
    <style:style style:name="T5" style:family="text">
      <style:text-properties fo:font-family="'Liberation Sans'" style:font-family-generic="swiss" style:font-pitch="variable" fo:font-weight="bold" style:font-weight-asian="bold" style:font-weight-complex="bold"/>
    </style:style>
    <style:style style:name="T6" style:family="text">
      <style:text-properties fo:font-family="'Liberation Sans'" style:font-family-generic="swiss" style:font-pitch="variable" fo:font-weight="normal" style:font-weight-asian="normal" style:font-weight-complex="normal"/>
    </style:style>
    <style:style style:name="T7" style:family="text">
      <style:text-properties fo:font-family="StarSymbol" style:font-style-name="Regular" style:font-charset="x-symbol" fo:font-size="18pt" fo:font-weight="bold" style:font-family-asian="StarSymbol" style:font-style-name-asian="Regular" style:font-charset-asian="x-symbol" style:font-size-asian="18pt" style:font-weight-asian="bold" style:font-family-complex="StarSymbol" style:font-style-name-complex="Regular" style:font-charset-complex="x-symbol" style:font-size-complex="18pt" style:font-weight-complex="bold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family="StarSymbol" style:font-pitch="variable" style:font-charset="x-symbol" fo:font-size="14pt" style:font-size-asian="14pt" style:font-size-complex="14pt"/>
    </style:style>
    <style:style style:name="T10" style:family="text">
      <style:text-properties fo:font-family="StarSymbol" style:font-style-name="Regular" style:font-charset="x-symbol" fo:font-size="14pt" fo:font-weight="bold" style:font-family-asian="StarSymbol" style:font-style-name-asian="Regular" style:font-charset-asian="x-symbol" style:font-size-asian="14pt" style:font-weight-asian="bold" style:font-family-complex="StarSymbol" style:font-style-name-complex="Regular" style:font-charset-complex="x-symbol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layer="layout" svg:width="6.917cm" svg:height="7.175cm" svg:x="20.678cm" svg:y="8.46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917cm" svg:height="2.817cm" svg:x="20.678cm" svg:y="15.968cm">
          <text:p/>
          <draw:enhanced-geometry svg:viewBox="0 0 21600 21600" draw:type="rectangle" draw:enhanced-path="M 0 0 L 21600 0 21600 21600 0 21600 0 0 Z N"/>
        </draw:custom-shape>
        <draw:polygon draw:style-name="gr2" draw:text-style-name="P1" draw:layer="Pyramide" svg:width="11.146cm" svg:height="11.641cm" svg:x="2.019cm" svg:y="2.591cm" svg:viewBox="0 0 11147 11642" draw:points="11147,10373 0,11642 8299,0">
          <text:p/>
        </draw:polygon>
        <draw:polygon draw:style-name="gr3" draw:text-style-name="P1" draw:layer="Pyramide" svg:width="17.712cm" svg:height="5.301cm" svg:x="2.019cm" svg:y="12.964cm" svg:viewBox="0 0 17713 5302" draw:points="0,1269 4167,5302 17713,3164 11147,0">
          <text:p/>
        </draw:polygon>
        <draw:line draw:style-name="gr4" draw:text-style-name="P1" draw:layer="Pyramide" svg:x1="2.019cm" svg:y1="14.233cm" svg:x2="19.732cm" svg:y2="16.142cm">
          <text:p/>
        </draw:line>
        <draw:polygon draw:style-name="gr5" draw:text-style-name="P1" draw:layer="layout" svg:width="5.808cm" svg:height="7.527cm" svg:x="4.51cm" svg:y="10.738cm" svg:viewBox="0 0 5809 7528" draw:points="1682,7528 0,0 5809,4386">
          <text:p/>
        </draw:polygon>
        <draw:line draw:style-name="gr4" draw:text-style-name="P1" draw:layer="layout" svg:x1="13.166cm" svg:y1="12.964cm" svg:x2="6.191cm" svg:y2="18.266cm">
          <text:p/>
        </draw:line>
        <draw:polygon draw:style-name="gr5" draw:text-style-name="P1" draw:layer="layout" svg:width="8.623cm" svg:height="4.385cm" svg:x="4.511cm" svg:y="10.737cm" svg:viewBox="0 0 8624 4386" draw:points="8624,2227 0,0 5809,4386">
          <text:p/>
        </draw:polygon>
        <draw:line draw:style-name="gr4" draw:text-style-name="P1" draw:layer="layout" svg:x1="10.318cm" svg:y1="15.119cm" svg:x2="4.511cm" svg:y2="10.737cm">
          <text:p/>
        </draw:line>
        <draw:polygon draw:style-name="gr6" draw:text-style-name="P1" draw:layer="Pyramide" svg:width="8.298cm" svg:height="15.674cm" svg:x="2.019cm" svg:y="2.591cm" svg:viewBox="0 0 8299 15675" draw:points="4172,15675 0,11642 8299,0">
          <text:p/>
        </draw:polygon>
        <draw:polygon draw:style-name="gr7" draw:text-style-name="P1" draw:layer="Pyramide" svg:width="9.413cm" svg:height="13.549cm" svg:x="10.318cm" svg:y="2.591cm" svg:viewBox="0 0 9414 13550" draw:points="9414,13550 2817,10373 0,0">
          <text:p/>
        </draw:polygon>
        <draw:polygon draw:style-name="gr8" draw:text-style-name="P1" draw:layer="Pyramide" svg:width="13.54cm" svg:height="15.674cm" svg:x="6.191cm" svg:y="2.591cm" svg:viewBox="0 0 13541 15675" draw:points="13541,13550 0,15675 4127,0">
          <text:p/>
        </draw:polygon>
        <draw:line draw:style-name="gr4" draw:text-style-name="P1" draw:layer="Pyramide" svg:x1="10.318cm" svg:y1="15.119cm" svg:x2="10.318cm" svg:y2="2.591cm">
          <text:p/>
        </draw:line>
        <draw:custom-shape draw:style-name="gr1" draw:text-style-name="P1" draw:layer="layout" svg:width="6.917cm" svg:height="7.857cm" svg:x="20.679cm" svg:y="0.269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6.994cm" svg:height="7.466cm" svg:x="20.63cm" svg:y="0.429cm">
          <draw:text-box>
            <text:p><text:span text:style-name="T1">Gerade Pyramide mit quadratischem Grundriss</text:span></text:p>
            <text:p><text:span text:style-name="T1"/></text:p>
            <text:p><text:span text:style-name="T1">Ermittlung und Darstellung des Kantenwinkels am Grat der Pyramide</text:span></text:p>
            <text:p><text:span text:style-name="T1"/></text:p>
            <text:p><text:span text:style-name="T1">Der Winkel wird durch die Kanten- und die Seitenfläche aufgespannt.</text:span></text:p>
            <text:p><text:span text:style-name="T1">Die Winkelebene schneidet den Grat der Pyramide rechtwinklig.</text:span></text:p>
          </draw:text-box>
        </draw:frame>
        <draw:frame draw:style-name="gr10" draw:layer="layout" svg:width="6.804cm" svg:height="2.482cm" svg:x="20.727cm" svg:y="16.162cm">
          <draw:text-box>
            <text:p>gegeben sind Höhe <text:span text:style-name="T2">h</text:span></text:p>
            <text:p><text:span text:style-name="T3">und Kantenlänge</text:span><text:span text:style-name="T4"> </text:span><text:span text:style-name="T5">a</text:span></text:p>
            <text:p><text:span text:style-name="T6">gesucht ist</text:span><text:span text:style-name="T5"> </text:span><text:span text:style-name="T7">ω</text:span><text:span text:style-name="T5"> </text:span></text:p>
          </draw:text-box>
        </draw:frame>
        <draw:frame draw:style-name="gr11" draw:layer="layout" svg:width="1.999cm" svg:height="0.999cm" svg:x="17.585cm" svg:y="14.32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g>
          <draw:circle draw:style-name="gr12" draw:text-style-name="P1" draw:layer="layout" svg:width="1.222cm" svg:height="1.221cm" svg:x="10.905cm" svg:y="8.186cm">
            <text:p/>
          </draw:circle>
          <draw:line draw:style-name="gr13" draw:text-style-name="P3" draw:layer="layout" svg:x1="11.527cm" svg:y1="8.913cm" svg:x2="10.422cm" svg:y2="10.404cm">
            <text:p/>
          </draw:line>
          <draw:path draw:style-name="gr14" draw:text-style-name="P1" draw:layer="layout" svg:width="0.327cm" svg:height="0.538cm" svg:x="11.356cm" svg:y="8.527cm" svg:viewBox="0 0 328 539" svg:d="m90 26-45-9 3-17h109l-33 187c-1 5-2 12-4 19s-2 13-3 20-2 13-4 18-1 9-2 11c9-11 18-22 28-32s21-19 32-26c12-7 23-13 36-18s24-6 37-6c12 0 22 1 32 5 9 3 17 7 24 14s12 15 15 25c4 10 6 22 6 36 0 3 0 7-1 12s-1 11-2 17-2 13-4 19-2 12-3 18l-33 194 50 9-3 17h-114l38-221c1-5 2-11 3-17s2-12 3-18 2-11 2-16c1-5 1-9 1-12 0-11-3-20-9-27s-16-11-29-11c-10 0-21 2-32 7s-22 11-32 19c-11 8-20 16-29 26s-16 20-22 30l-42 240h-63z">
            <text:p/>
          </draw:path>
        </draw:g>
        <draw:g>
          <draw:g>
            <draw:line draw:style-name="gr13" draw:text-style-name="P3" draw:layer="layout" svg:x1="15.739cm" svg:y1="18.121cm" svg:x2="14.875cm" svg:y2="16.969cm">
              <text:p/>
            </draw:line>
            <draw:circle draw:style-name="gr12" draw:text-style-name="P1" draw:layer="layout" svg:width="1.222cm" svg:height="1.221cm" svg:x="15.225cm" svg:y="17.611cm">
              <text:p/>
            </draw:circle>
          </draw:g>
          <draw:path draw:style-name="gr14" draw:text-style-name="P1" draw:layer="layout" svg:width="0.335cm" svg:height="0.373cm" svg:x="15.666cm" svg:y="18.032cm" svg:viewBox="0 0 336 374" svg:d="m276 339 43 10-3 17h-108l11-59c-22 22-42 39-61 50-20 11-39 17-56 17-15 0-28-3-41-8-12-6-23-14-32-24-9-11-16-24-21-40s-8-34-8-55c0-22 2-43 7-63 5-21 12-41 21-59s20-35 32-50c13-16 27-29 43-40 15-11 32-19 51-26s38-9 58-9c16 0 32 1 46 4s27 7 40 12c1-1 2-1 3-2 1 0 2-1 3-2s2-1 3-3c2-1 5-3 8-6h21zm-11-291c-5-3-9-6-14-8-4-2-9-4-13-6s-10-2-15-3-11-1-18-1c-21 0-40 6-57 19s-32 29-43 48c-12 20-21 42-28 67-6 25-9 49-9 73 0 16 2 30 5 41 4 11 8 21 14 28s12 12 20 16 15 5 23 5 17-2 25-5 16-7 24-12 16-10 24-16 14-13 21-20z">
            <text:p/>
          </draw:path>
        </draw:g>
        <draw:g>
          <draw:line draw:style-name="gr13" draw:text-style-name="P3" draw:layer="layout" svg:x1="5.092cm" svg:y1="8.354cm" svg:x2="6.343cm" svg:y2="9.499cm">
            <text:p/>
          </draw:line>
          <draw:frame draw:style-name="gr15" draw:layer="layout" svg:width="3.233cm" svg:height="0.807cm" svg:x="2.544cm" svg:y="7.916cm">
            <draw:text-box>
              <text:p><text:span text:style-name="T1">Seitenfläche</text:span></text:p>
            </draw:text-box>
          </draw:frame>
        </draw:g>
        <draw:g>
          <draw:line draw:style-name="gr13" draw:text-style-name="P3" draw:layer="layout" svg:x1="9.689cm" svg:y1="17.59cm" svg:x2="9.797cm" svg:y2="16.303cm">
            <text:p/>
          </draw:line>
          <draw:frame draw:style-name="gr15" draw:layer="layout" svg:width="3.478cm" svg:height="1.361cm" svg:x="7.928cm" svg:y="17.39cm">
            <draw:text-box>
              <text:p><text:span text:style-name="T1">quadratische Grundfläche</text:span></text:p>
            </draw:text-box>
          </draw:frame>
        </draw:g>
        <draw:g>
          <draw:line draw:style-name="gr13" draw:text-style-name="P3" draw:layer="layout" svg:x1="6.9cm" svg:y1="5.328cm" svg:x2="7.258cm" svg:y2="6.722cm">
            <text:p/>
          </draw:line>
          <draw:frame draw:style-name="gr15" draw:layer="layout" svg:width="1.51cm" svg:height="0.807cm" svg:x="6.07cm" svg:y="4.756cm">
            <draw:text-box>
              <text:p><text:span text:style-name="T1">Grat</text:span></text:p>
            </draw:text-box>
          </draw:frame>
        </draw:g>
        <draw:polygon draw:style-name="gr5" draw:text-style-name="P1" draw:layer="layout" svg:width="3.534cm" svg:height="1.777cm" svg:x="22.032cm" svg:y="12.14cm" svg:viewBox="0 0 3535 1778" draw:points="3535,891 0,0 2354,1778">
          <text:p/>
        </draw:polygon>
        <draw:g>
          <draw:frame draw:style-name="gr11" draw:layer="layout" svg:width="1.999cm" svg:height="0.999cm" svg:x="20.326cm" svg:y="13.956cm"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polygon draw:style-name="gr2" draw:text-style-name="P1" draw:layer="layout" svg:width="4.559cm" svg:height="4.761cm" svg:x="21.007cm" svg:y="8.788cm" svg:viewBox="0 0 4560 4762" draw:points="4560,4243 0,4762 3395,0">
            <text:p/>
          </draw:polygon>
          <draw:polygon draw:style-name="gr3" draw:text-style-name="P1" draw:layer="layout" svg:width="6.589cm" svg:height="2.168cm" svg:x="21.007cm" svg:y="13.031cm" svg:viewBox="0 0 6590 2169" draw:points="6590,1398 1705,2169 0,519 4560,0 6590,978">
            <text:p/>
          </draw:polygon>
          <draw:line draw:style-name="gr4" draw:text-style-name="P1" draw:layer="layout" svg:x1="24.402cm" svg:y1="13.913cm" svg:x2="22.714cm" svg:y2="15.2cm">
            <text:p/>
          </draw:line>
          <draw:polygon draw:style-name="gr6" draw:text-style-name="P1" draw:layer="layout" svg:width="3.394cm" svg:height="5.124cm" svg:x="21.007cm" svg:y="8.788cm" svg:viewBox="0 0 3395 5125" draw:points="3395,5125 0,4762 3395,0">
            <text:p/>
          </draw:polygon>
          <draw:polygon draw:style-name="gr7" draw:text-style-name="P1" draw:layer="layout" svg:width="1.151cm" svg:height="5.123cm" svg:x="24.402cm" svg:y="8.788cm" svg:viewBox="0 0 1152 5124" draw:points="0,5124 1152,4243 0,0">
            <text:p/>
          </draw:polygon>
          <draw:polygon draw:style-name="gr16" draw:text-style-name="P1" draw:layer="layout" svg:width="1.164cm" svg:height="5.124cm" svg:x="24.402cm" svg:y="8.788cm" svg:viewBox="0 0 1165 5125" draw:points="1165,4243 0,5125 0,0">
            <text:p/>
          </draw:polygon>
          <draw:line draw:style-name="gr4" draw:text-style-name="P1" draw:layer="layout" svg:x1="24.402cm" svg:y1="13.913cm" svg:x2="24.402cm" svg:y2="8.788cm">
            <text:p/>
          </draw:line>
          <draw:line draw:style-name="gr4" draw:text-style-name="P1" draw:layer="layout" svg:x1="24.402cm" svg:y1="13.913cm" svg:x2="27.585cm" svg:y2="14.262cm">
            <text:p/>
          </draw:line>
        </draw:g>
        <draw:g>
          <draw:line draw:style-name="gr17" draw:text-style-name="P3" draw:layer="layout" svg:x1="23.206cm" svg:y1="10.843cm" svg:x2="23.827cm" svg:y2="11.41cm">
            <text:p/>
          </draw:line>
          <draw:frame draw:style-name="gr18" draw:text-style-name="P4" draw:layer="layout" svg:width="2.606cm" svg:height="0.665cm" svg:x="20.938cm" svg:y="10.392cm">
            <draw:text-box>
              <text:p><text:span text:style-name="T8">Kantenfläche</text:span></text:p>
            </draw:text-box>
          </draw:frame>
        </draw:g>
        <draw:polygon draw:style-name="gr5" draw:text-style-name="P1" draw:layer="layout" svg:width="2.353cm" svg:height="3.05cm" svg:x="22.033cm" svg:y="12.139cm" svg:viewBox="0 0 2354 3051" draw:points="682,3051 0,0 2354,1777">
          <text:p/>
        </draw:polygon>
        <draw:g>
          <draw:line draw:style-name="gr17" draw:text-style-name="P3" draw:layer="layout" svg:x1="24.11cm" svg:y1="14.28cm" svg:x2="23.443cm" svg:y2="13.769cm">
            <text:p/>
          </draw:line>
          <draw:frame draw:style-name="gr19" draw:text-style-name="P4" draw:layer="layout" svg:width="2.667cm" svg:height="0.645cm" svg:x="23.844cm" svg:y="14.09cm">
            <draw:text-box>
              <text:p><text:span text:style-name="T8">Winkelebene</text:span></text:p>
            </draw:text-box>
          </draw:frame>
        </draw:g>
        <draw:line draw:style-name="gr4" draw:text-style-name="P1" draw:layer="layout" svg:x1="24.387cm" svg:y1="13.917cm" svg:x2="22.033cm" svg:y2="12.139cm">
          <text:p/>
        </draw:line>
        <draw:g>
          <draw:g>
            <draw:polygon draw:style-name="gr20" draw:text-style-name="P1" draw:layer="layout" svg:width="1.247cm" svg:height="1.495cm" svg:x="4.509cm" svg:y="10.74cm" svg:viewBox="0 0 1248 1496" draw:points="0,0 340,1496 377,1496 432,1496 526,1486 649,1463 762,1429 865,1383 975,1316 1080,1224 1164,1117 1214,1032 1248,942">
              <text:p/>
            </draw:polygon>
            <draw:path draw:style-name="gr21" draw:text-style-name="P1" draw:layer="layout" svg:width="1.011cm" svg:height="0.365cm" draw:transform="rotate (0.234397718542838) translate (4.77282869431063cm 11.9170073027347cm)" svg:viewBox="0 0 1012 366" svg:d="m0 328c748 179 1012-328 1012-328">
              <text:p/>
            </draw:path>
          </draw:g>
          <draw:frame draw:style-name="gr22" draw:text-style-name="P5" draw:layer="layout" svg:width="1.522cm" svg:height="1.439cm" draw:transform="rotate (0.44924774946334) translate (4.153cm 11.381cm)">
            <draw:image xlink:href="Pictures/2000000F000003AB00000378662F2AB5.svm" xlink:type="simple" xlink:show="embed" xlink:actuate="onLoad">
              <text:p/>
            </draw:image>
          </draw:frame>
        </draw:g>
      </draw:page>
      <draw:page draw:name="page2" draw:style-name="dp1" draw:master-page-name="Standard">
        <office:forms form:automatic-focus="false" form:apply-design-mode="false"/>
        <draw:polygon draw:style-name="gr2" draw:text-style-name="P1" draw:layer="Pyramide" svg:width="11.146cm" svg:height="11.641cm" svg:x="2.019cm" svg:y="2.591cm" svg:viewBox="0 0 11147 11642" draw:points="11147,10373 0,11642 8299,0">
          <text:p/>
        </draw:polygon>
        <draw:polygon draw:style-name="gr3" draw:text-style-name="P1" draw:layer="Pyramide" svg:width="17.712cm" svg:height="5.301cm" svg:x="2.019cm" svg:y="12.964cm" svg:viewBox="0 0 17713 5302" draw:points="0,1269 4167,5302 17713,3164 11147,0">
          <text:p/>
        </draw:polygon>
        <draw:line draw:style-name="gr4" draw:text-style-name="P1" draw:layer="layout" svg:x1="13.166cm" svg:y1="12.964cm" svg:x2="6.191cm" svg:y2="18.266cm">
          <text:p/>
        </draw:line>
        <draw:line draw:style-name="gr4" draw:text-style-name="P1" draw:layer="Pyramide" svg:x1="2.019cm" svg:y1="14.233cm" svg:x2="19.732cm" svg:y2="16.142cm">
          <text:p/>
        </draw:line>
        <draw:line draw:style-name="gr4" draw:text-style-name="P3" draw:layer="Pyramide" svg:x1="4.03cm" svg:y1="16.141cm" svg:x2="10.319cm" svg:y2="15.119cm">
          <text:p/>
        </draw:line>
        <draw:polygon draw:style-name="gr23" draw:text-style-name="P1" draw:layer="Pyramide" svg:width="6.287cm" svg:height="13.549cm" svg:x="4.03cm" svg:y="2.591cm" svg:viewBox="0 0 6288 13550" draw:points="0,13550 6288,0 6288,12533">
          <text:p/>
        </draw:polygon>
        <draw:polygon draw:style-name="gr6" draw:text-style-name="P1" draw:layer="Pyramide" svg:width="8.298cm" svg:height="15.674cm" svg:x="2.019cm" svg:y="2.591cm" svg:viewBox="0 0 8299 15675" draw:points="4172,15675 0,11642 8299,0">
          <text:p/>
        </draw:polygon>
        <draw:g>
          <draw:polygon draw:style-name="gr20" draw:text-style-name="P1" draw:layer="layout" svg:width="1.071cm" svg:height="0.857cm" draw:transform="rotate (1.51372406025468) translate (4.029cm 16.141cm)" svg:viewBox="0 0 1072 858" draw:points="0,0 205,845 236,853 320,856 392,858 511,851 576,842 635,830 736,796 796,771 869,729 917,695 960,655 1009,593 1042,546 1072,481 1072,444">
            <text:p/>
          </draw:polygon>
          <draw:path draw:style-name="gr21" draw:text-style-name="P1" draw:layer="layout" svg:width="0.263cm" svg:height="1.002cm" draw:transform="rotate (0.234397718542838) translate (4.509cm 15.077cm)" svg:viewBox="0 0 264 1003" svg:d="m149 1003c327-777-149-1003-149-1003">
            <text:p/>
          </draw:path>
          <draw:frame draw:style-name="gr24" draw:text-style-name="P1" draw:layer="layout" svg:width="0.9cm" svg:height="0.887cm" svg:x="4.131cm" svg:y="15.237cm">
            <draw:image xlink:href="Pictures/2000000F00000385000003780DECF608.svm" xlink:type="simple" xlink:show="embed" xlink:actuate="onLoad">
              <text:p/>
            </draw:image>
          </draw:frame>
        </draw:g>
        <draw:polygon draw:style-name="gr7" draw:text-style-name="P1" draw:layer="Pyramide" svg:width="9.413cm" svg:height="13.549cm" svg:x="10.318cm" svg:y="2.591cm" svg:viewBox="0 0 9414 13550" draw:points="9414,13550 2817,10373 0,0">
          <text:p/>
        </draw:polygon>
        <draw:polygon draw:style-name="gr8" draw:text-style-name="P1" draw:layer="Pyramide" svg:width="13.54cm" svg:height="15.674cm" svg:x="6.191cm" svg:y="2.591cm" svg:viewBox="0 0 13541 15675" draw:points="13541,13550 0,15675 4127,0">
          <text:p/>
        </draw:polygon>
        <draw:line draw:style-name="gr4" draw:text-style-name="P1" draw:layer="Pyramide" svg:x1="10.318cm" svg:y1="15.119cm" svg:x2="10.318cm" svg:y2="2.591cm">
          <text:p/>
        </draw:line>
        <draw:line draw:style-name="gr4" draw:text-style-name="P3" draw:layer="layout" svg:x1="4.029cm" svg:y1="16.141cm" svg:x2="10.318cm" svg:y2="2.591cm">
          <text:p/>
        </draw:line>
        <draw:g>
          <draw:line draw:style-name="gr13" draw:text-style-name="P3" draw:layer="layout" svg:x1="9.091cm" svg:y1="16.76cm" svg:x2="7.715cm" svg:y2="15.732cm">
            <text:p/>
          </draw:line>
          <draw:ellipse draw:style-name="gr12" draw:text-style-name="P1" draw:layer="layout" svg:width="1.756cm" svg:height="1.754cm" svg:x="8.213cm" svg:y="15.883cm">
            <text:p/>
          </draw:ellipse>
          <draw:path draw:style-name="gr25" draw:text-style-name="P1" draw:layer="layout" svg:width="0.498cm" svg:height="1.342cm" svg:x="8.841cm" svg:y="16.096cm" svg:viewBox="0 0 499 1343" svg:d="m0 615h499v-40h-499zm352-276 43 10-3 17h-108l11-59c-21 22-42 39-61 50-20 11-38 17-56 17-15 0-28-3-40-8-13-6-24-14-33-24-9-11-16-24-21-40s-8-34-8-55c0-22 3-43 7-63 5-21 12-41 21-59s20-35 32-50c13-16 27-29 43-40 15-11 33-19 51-26s38-9 58-9c17 0 32 1 46 4s27 7 40 12c1-1 2-1 3-2 1 0 2-1 3-2s2-1 3-3c3-1 5-3 8-6h21zm-11-291c-5-3-9-6-14-8-4-2-8-4-13-6s-10-2-15-3-11-1-18-1c-21 0-40 6-57 19s-31 29-43 48c-12 20-21 42-28 67-6 25-9 49-9 73 0 16 2 30 5 41 4 11 8 21 14 28s12 12 20 16 15 5 23 5 17-2 25-5 17-7 25-12c7-5 15-10 23-16s14-13 21-20zm57 1295h-311v-54c26-23 49-44 70-62s41-35 58-51 32-31 45-45c12-15 23-30 32-45 8-16 14-33 18-51s7-39 7-61c0-32-8-57-23-73-15-17-39-25-73-25-7 0-15 0-22 1s-15 3-22 5-13 4-19 6-11 5-16 7l-13 61h-25v-95c19-5 38-8 57-11 18-4 39-5 60-5 56 0 98 11 125 34 28 22 42 54 42 94 0 21-2 39-8 56s-13 34-23 50-23 31-37 46c-15 16-32 32-50 48-19 16-39 34-62 52s-46 39-71 61h261z">
            <text:p/>
          </draw:path>
        </draw:g>
        <draw:g>
          <draw:line draw:style-name="gr13" draw:text-style-name="P3" draw:layer="layout" svg:x1="5.619cm" svg:y1="8.309cm" svg:x2="7.055cm" svg:y2="9.23cm">
            <text:p/>
          </draw:line>
          <draw:circle draw:style-name="gr12" draw:text-style-name="P1" draw:layer="layout" svg:width="1.222cm" svg:height="1.221cm" svg:x="5.07cm" svg:y="7.727cm">
            <text:p/>
          </draw:circle>
          <draw:path draw:style-name="gr14" draw:text-style-name="P1" draw:layer="layout" svg:width="0.61cm" svg:height="0.728cm" svg:x="5.369cm" svg:y="8.023cm" svg:viewBox="0 0 611 729" svg:d="m90 26-45-9 3-17h109l-33 187c-1 5-2 12-4 19s-2 13-3 20-2 13-4 18-1 9-2 11c9-11 18-22 28-32s21-19 32-26c12-7 23-13 36-18s24-6 37-6c12 0 22 1 32 5 9 3 17 7 24 14s12 15 15 25c4 10 6 22 6 36 0 3 0 7-1 12s-1 11-2 17-2 13-4 19-2 12-3 18l-33 194 50 9-3 17h-114l38-221c1-5 2-11 3-17s2-12 3-18 2-11 2-16c1-5 1-9 1-12 0-11-3-20-9-27s-16-11-29-11c-10 0-21 2-32 7s-22 11-32 19c-11 8-20 16-29 26s-16 20-22 30l-42 240h-63zm485 682 26 6-2 10h-64l6-35c-13 13-25 23-37 30-11 7-22 10-33 10-9 0-17-2-24-5-8-3-14-8-20-14-5-7-9-15-13-24s-4-21-4-33c0-13 1-26 4-39 3-12 7-24 13-35 5-11 11-21 19-30s16-17 26-24 19-12 30-15 23-6 35-6c10 0 19 1 28 2s16 4 24 8c0-1 1-1 2-2l1-1c1-1 1-1 2-1 2-1 3-3 5-4h12zm-6-175c-3-2-6-4-8-5-3-1-6-3-8-4-3 0-6-1-9-1-3-1-7-1-11-1-13 0-24 4-34 11s-19 18-26 30-13 25-17 40c-4 14-5 29-5 44 0 9 1 18 3 24s5 13 8 17 7 8 12 10c4 1 9 2 14 2s10 0 15-2 10-4 15-7c4-3 9-7 13-10s9-8 13-12z">
            <text:p/>
          </draw:path>
        </draw:g>
        <draw:custom-shape draw:style-name="gr1" draw:text-style-name="P1" draw:layer="layout" svg:width="6.917cm" svg:height="2.264cm" svg:x="20.677cm" svg:y="4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917cm" svg:height="2.873cm" svg:x="20.676cm" svg:y="1.469cm">
          <text:p/>
          <draw:enhanced-geometry svg:viewBox="0 0 21600 21600" draw:type="rectangle" draw:enhanced-path="M 0 0 L 21600 0 21600 21600 0 21600 0 0 Z N"/>
        </draw:custom-shape>
        <draw:frame draw:style-name="gr11" draw:layer="layout" svg:width="3.192cm" svg:height="1.944cm" svg:x="21.079cm" svg:y="4.933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1" draw:layer="layout" svg:width="4.63cm" svg:height="2.213cm" svg:x="21.956cm" svg:y="2.024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custom-shape draw:style-name="gr1" draw:text-style-name="P1" draw:layer="layout" svg:width="6.917cm" svg:height="9.136cm" svg:x="20.678cm" svg:y="7.534cm">
          <text:p/>
          <draw:enhanced-geometry svg:viewBox="0 0 21600 21600" draw:type="rectangle" draw:enhanced-path="M 0 0 L 21600 0 21600 21600 0 21600 0 0 Z N"/>
        </draw:custom-shape>
        <draw:polygon draw:style-name="gr26" draw:text-style-name="P1" draw:layer="layout" svg:width="3.212cm" svg:height="6.803cm" svg:x="22.354cm" svg:y="7.96cm" svg:viewBox="0 0 3213 6804" draw:points="0,6804 3188,0 3213,6804">
          <text:p/>
        </draw:polygon>
        <draw:path draw:style-name="gr27" draw:text-style-name="P1" draw:layer="layout" svg:width="0.817cm" svg:height="0.819cm" svg:x="22.341cm" svg:y="13.944cm" svg:viewBox="0 0 818 820" svg:d="m388 0c77 43 139 94 198 157 73 78 131 170 171 272 39 102 61 214 61 333 0 11 0 23 0 34-1 4-2 8-4 12-2 3-5 6-9 9s-8 3-12 3h-790c-1 0-2 0-3 0z">
          <text:p/>
        </draw:path>
        <draw:frame draw:style-name="gr24" draw:text-style-name="P1" draw:layer="layout" svg:width="0.9cm" svg:height="0.887cm" svg:x="22.375cm" svg:y="13.971cm">
          <draw:image xlink:href="Pictures/2000000F00000385000003780DECF608.svm" xlink:type="simple" xlink:show="embed" xlink:actuate="onLoad">
            <text:p/>
          </draw:image>
        </draw:frame>
        <draw:path draw:style-name="gr14" draw:text-style-name="P1" draw:layer="layout" svg:width="0.61cm" svg:height="0.728cm" svg:x="23.17cm" svg:y="10.524cm" svg:viewBox="0 0 611 729" svg:d="m90 26-45-9 3-17h109l-33 187c-1 5-2 12-4 19s-2 13-3 20-2 13-4 18-1 9-2 11c9-11 18-22 28-32s21-19 32-26c12-7 23-13 36-18s24-6 37-6c12 0 22 1 32 5 9 3 17 7 24 14s12 15 15 25c4 10 6 22 6 36 0 3 0 7-1 12s-1 11-2 17-2 13-4 19-2 12-3 18l-33 194 50 9-3 17h-114l38-221c1-5 2-11 3-17s2-12 3-18 2-11 2-16c1-5 1-9 1-12 0-11-3-20-9-27s-16-11-29-11c-10 0-21 2-32 7s-22 11-32 19c-11 8-20 16-29 26s-16 20-22 30l-42 240h-63zm485 682 26 6-2 10h-64l6-35c-13 13-25 23-37 30-11 7-22 10-33 10-9 0-17-2-24-5-8-3-14-8-20-14-5-7-9-15-13-24s-4-21-4-33c0-13 1-26 4-39 3-12 7-24 13-35 5-11 11-21 19-30s16-17 26-24 19-12 30-15 23-6 35-6c10 0 19 1 28 2s16 4 24 8c0-1 1-1 2-2l1-1c1-1 1-1 2-1 2-1 3-3 5-4h12zm-6-175c-3-2-6-4-8-5-3-1-6-3-8-4-3 0-6-1-9-1-3-1-7-1-11-1-13 0-24 4-34 11s-19 18-26 30-13 25-17 40c-4 14-5 29-5 44 0 9 1 18 3 24s5 13 8 17 7 8 12 10c4 1 9 2 14 2s10 0 15-2 10-4 15-7c4-3 9-7 13-10s9-8 13-12z">
          <text:p/>
        </draw:path>
        <draw:g>
          <draw:circle draw:style-name="gr12" draw:text-style-name="P1" draw:layer="layout" svg:width="1.222cm" svg:height="1.221cm" svg:x="10.905cm" svg:y="8.186cm">
            <text:p/>
          </draw:circle>
          <draw:line draw:style-name="gr13" draw:text-style-name="P3" draw:layer="layout" svg:x1="11.527cm" svg:y1="8.913cm" svg:x2="10.422cm" svg:y2="10.404cm">
            <text:p/>
          </draw:line>
          <draw:path draw:style-name="gr14" draw:text-style-name="P1" draw:layer="layout" svg:width="0.327cm" svg:height="0.538cm" svg:x="11.356cm" svg:y="8.527cm" svg:viewBox="0 0 328 539" svg:d="m90 26-45-9 3-17h109l-33 187c-1 5-2 12-4 19s-2 13-3 20-2 13-4 18-1 9-2 11c9-11 18-22 28-32s21-19 32-26c12-7 23-13 36-18s24-6 37-6c12 0 22 1 32 5 9 3 17 7 24 14s12 15 15 25c4 10 6 22 6 36 0 3 0 7-1 12s-1 11-2 17-2 13-4 19-2 12-3 18l-33 194 50 9-3 17h-114l38-221c1-5 2-11 3-17s2-12 3-18 2-11 2-16c1-5 1-9 1-12 0-11-3-20-9-27s-16-11-29-11c-10 0-21 2-32 7s-22 11-32 19c-11 8-20 16-29 26s-16 20-22 30l-42 240h-63z">
            <text:p/>
          </draw:path>
        </draw:g>
        <draw:path draw:style-name="gr14" draw:text-style-name="P1" draw:layer="layout" svg:width="0.327cm" svg:height="0.538cm" svg:x="25.756cm" svg:y="11.228cm" svg:viewBox="0 0 328 539" svg:d="m90 26-45-9 3-17h109l-33 187c-1 5-2 12-4 19s-2 13-3 20-2 13-4 18-1 9-2 11c9-11 18-22 28-32s21-19 32-26c12-7 23-13 36-18s24-6 37-6c12 0 22 1 32 5 9 3 17 7 24 14s12 15 15 25c4 10 6 22 6 36 0 3 0 7-1 12s-1 11-2 17-2 13-4 19-2 12-3 18l-33 194 50 9-3 17h-114l38-221c1-5 2-11 3-17s2-12 3-18 2-11 2-16c1-5 1-9 1-12 0-11-3-20-9-27s-16-11-29-11c-10 0-21 2-32 7s-22 11-32 19c-11 8-20 16-29 26s-16 20-22 30l-42 240h-63z">
          <text:p/>
        </draw:path>
        <draw:g>
          <draw:path draw:style-name="gr28" draw:text-style-name="P1" draw:layer="layout" svg:width="0.789cm" svg:height="0.884cm" svg:x="24.777cm" svg:y="13.879cm" svg:viewBox="0 0 790 885" svg:d="m1 885c-1-11-1-22-1-33 0-462 338-821 790-852v885z">
            <text:p/>
          </draw:path>
          <draw:custom-shape draw:style-name="gr29" draw:text-style-name="P1" draw:layer="layout" svg:width="0.114cm" svg:height="0.114cm" svg:x="25.185cm" svg:y="14.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30" draw:text-style-name="P6" draw:layer="layout" svg:width="0.495cm" svg:height="1.343cm" svg:x="23.859cm" svg:y="15.109cm" svg:viewBox="0 0 496 1344" svg:d="m349 339 42 10-3 17h-107l11-59c-21 22-41 39-60 50s-38 17-56 17c-14 0-27-3-39-8-13-6-23-14-32-24-9-11-16-24-21-40-6-16-8-34-8-55 0-22 2-43 7-63 5-21 12-41 20-59s20-35 33-50c12-16 26-29 42-40 15-11 32-19 50-26s38-9 58-9c16 0 31 1 45 4s27 7 40 12c1-1 2-1 3-2 0 0 1-1 2-2s2-1 4-3c2-1 5-3 8-6h20zm-11-291c-5-3-9-6-13-8-5-2-9-4-14-6s-9-2-14-3c-6-1-11-1-18-1-21 0-40 6-57 19s-31 29-43 48c-11 20-20 42-27 67-6 25-9 49-9 73 0 16 2 30 5 41 4 11 8 21 14 28s12 12 19 16 16 5 24 5 16-2 24-5c9-3 17-7 24-12 8-5 16-10 23-16s15-13 21-20zm-338 568v-37h496v37zm395 728h-308v-56c25-24 48-45 69-64s40-36 57-52 32-32 45-47c12-15 23-31 31-47s15-33 19-52 6-40 6-63c0-33-7-58-22-75-15-18-39-26-72-26-8 0-15 0-23 2s-14 2-21 4-13 4-19 7c-6 2-11 4-15 7l-14 62h-24v-98c19-4 37-8 56-11 18-3 38-5 60-5 55 0 96 12 123 35 28 23 42 55 42 98 0 20-3 40-8 57s-13 35-23 51-22 33-37 48c-14 16-31 33-49 49-19 17-39 35-61 54s-46 41-71 64h259z">
          <text:p/>
        </draw:path>
      </draw:page>
      <draw:page draw:name="page3" draw:style-name="dp1" draw:master-page-name="Standard">
        <office:forms form:automatic-focus="false" form:apply-design-mode="false"/>
        <draw:polygon draw:style-name="gr2" draw:text-style-name="P1" draw:layer="Pyramide" svg:width="11.146cm" svg:height="11.641cm" svg:x="2.019cm" svg:y="2.591cm" svg:viewBox="0 0 11147 11642" draw:points="11147,10373 0,11642 8299,0">
          <text:p/>
        </draw:polygon>
        <draw:polygon draw:style-name="gr3" draw:text-style-name="P1" draw:layer="Pyramide" svg:width="17.712cm" svg:height="5.301cm" svg:x="2.019cm" svg:y="12.964cm" svg:viewBox="0 0 17713 5302" draw:points="0,1269 4167,5302 17713,3164 11147,0">
          <text:p/>
        </draw:polygon>
        <draw:line draw:style-name="gr4" draw:text-style-name="P1" draw:layer="layout" svg:x1="13.166cm" svg:y1="12.964cm" svg:x2="6.191cm" svg:y2="18.266cm">
          <text:p/>
        </draw:line>
        <draw:line draw:style-name="gr4" draw:text-style-name="P1" draw:layer="Pyramide" svg:x1="2.019cm" svg:y1="14.233cm" svg:x2="19.732cm" svg:y2="16.142cm">
          <text:p/>
        </draw:line>
        <draw:polygon draw:style-name="gr23" draw:text-style-name="P1" draw:layer="Pyramide" svg:width="8.298cm" svg:height="13.549cm" svg:x="2.019cm" svg:y="2.591cm" svg:viewBox="0 0 8299 13550" draw:points="2011,13550 8299,0 0,11642">
          <text:p/>
        </draw:polygon>
        <draw:polygon draw:style-name="gr6" draw:text-style-name="P1" draw:layer="Pyramide" svg:width="8.298cm" svg:height="15.674cm" svg:x="2.019cm" svg:y="2.591cm" svg:viewBox="0 0 8299 15675" draw:points="4172,15675 0,11642 8299,0">
          <text:p/>
        </draw:polygon>
        <draw:polygon draw:style-name="gr7" draw:text-style-name="P1" draw:layer="Pyramide" svg:width="9.413cm" svg:height="13.549cm" svg:x="10.318cm" svg:y="2.591cm" svg:viewBox="0 0 9414 13550" draw:points="9414,13550 2817,10373 0,0">
          <text:p/>
        </draw:polygon>
        <draw:polygon draw:style-name="gr8" draw:text-style-name="P1" draw:layer="Pyramide" svg:width="13.54cm" svg:height="15.674cm" svg:x="6.191cm" svg:y="2.591cm" svg:viewBox="0 0 13541 15675" draw:points="13541,13550 0,15675 4127,0">
          <text:p/>
        </draw:polygon>
        <draw:line draw:style-name="gr4" draw:text-style-name="P1" draw:layer="Pyramide" svg:x1="10.318cm" svg:y1="15.119cm" svg:x2="10.318cm" svg:y2="2.591cm">
          <text:p/>
        </draw:line>
        <draw:line draw:style-name="gr4" draw:text-style-name="P3" draw:layer="layout" svg:x1="4.029cm" svg:y1="16.141cm" svg:x2="10.318cm" svg:y2="2.591cm">
          <text:p/>
        </draw:line>
        <draw:g>
          <draw:polygon draw:style-name="gr20" draw:text-style-name="P1" draw:layer="layout" svg:width="0.864cm" svg:height="1.135cm" draw:transform="skewX (0.00157079632679496) rotate (0.602313124863243) translate (1.86095597207015cm 13.9911482787595cm)" svg:viewBox="0 0 865 1136" draw:points="0,294 173,1136 228,1118 311,1086 370,1059 428,1030 482,996 538,961 595,919 647,865 706,803 758,727 787,665 817,598 837,543 849,480 861,406 865,328 859,239 848,162 830,81 805,0">
            <text:p/>
          </draw:polygon>
          <draw:path draw:style-name="gr21" draw:text-style-name="P1" draw:layer="layout" svg:width="0.403cm" svg:height="1.287cm" draw:transform="rotate (0.234397718542838) translate (2.35487062892012cm 13.5752961891817cm)" svg:viewBox="0 0 404 1288" svg:d="m0 1288c786-629 182-1288 182-1288">
            <text:p/>
          </draw:path>
          <draw:frame draw:style-name="gr24" draw:text-style-name="P1" draw:layer="layout" svg:width="0.849cm" svg:height="0.887cm" draw:transform="rotate (-0.530580092606276) translate (2.41cm 13.58cm)">
            <draw:image xlink:href="Pictures/2000000F0000035200000378E6483A1F.svm" xlink:type="simple" xlink:show="embed" xlink:actuate="onLoad">
              <text:p/>
            </draw:image>
          </draw:frame>
        </draw:g>
        <draw:g>
          <draw:line draw:style-name="gr13" draw:text-style-name="P3" draw:layer="layout" svg:x1="1.501cm" svg:y1="16.374cm" svg:x2="2.877cm" svg:y2="15.346cm">
            <text:p/>
          </draw:line>
          <draw:ellipse draw:style-name="gr12" draw:text-style-name="P1" draw:layer="layout" svg:width="1.756cm" svg:height="1.754cm" svg:x="0.623cm" svg:y="15.497cm">
            <text:p/>
          </draw:ellipse>
          <draw:path draw:style-name="gr25" draw:text-style-name="P1" draw:layer="layout" svg:width="0.498cm" svg:height="1.342cm" svg:x="1.251cm" svg:y="15.71cm" svg:viewBox="0 0 499 1343" svg:d="m0 615h499v-40h-499zm352-276 43 10-3 17h-108l11-59c-21 22-42 39-61 50-20 11-38 17-56 17-15 0-28-3-40-8-13-6-24-14-33-24-9-11-16-24-21-40s-8-34-8-55c0-22 3-43 7-63 5-21 12-41 21-59s20-35 32-50c13-16 27-29 43-40 15-11 33-19 51-26s38-9 58-9c17 0 32 1 46 4s27 7 40 12c1-1 2-1 3-2 1 0 2-1 3-2s2-1 3-3c3-1 5-3 8-6h21zm-11-291c-5-3-9-6-14-8-4-2-8-4-13-6s-10-2-15-3-11-1-18-1c-21 0-40 6-57 19s-31 29-43 48c-12 20-21 42-28 67-6 25-9 49-9 73 0 16 2 30 5 41 4 11 8 21 14 28s12 12 20 16 15 5 23 5 17-2 25-5 17-7 25-12c7-5 15-10 23-16s14-13 21-20zm57 1295h-311v-54c26-23 49-44 70-62s41-35 58-51 32-31 45-45c12-15 23-30 32-45 8-16 14-33 18-51s7-39 7-61c0-32-8-57-23-73-15-17-39-25-73-25-7 0-15 0-22 1s-15 3-22 5-13 4-19 6-11 5-16 7l-13 61h-25v-95c19-5 38-8 57-11 18-4 39-5 60-5 56 0 98 11 125 34 28 22 42 54 42 94 0 21-2 39-8 56s-13 34-23 50-23 31-37 46c-15 16-32 32-50 48-19 16-39 34-62 52s-46 39-71 61h261z">
            <text:p/>
          </draw:path>
        </draw:g>
        <draw:g>
          <draw:line draw:style-name="gr13" draw:text-style-name="P3" draw:layer="layout" svg:x1="8.787cm" svg:y1="8.408cm" svg:x2="7.351cm" svg:y2="9.329cm">
            <text:p/>
          </draw:line>
          <draw:circle draw:style-name="gr12" draw:text-style-name="P1" draw:layer="layout" svg:width="1.222cm" svg:height="1.221cm" svg:x="8.114cm" svg:y="7.826cm">
            <text:p/>
          </draw:circle>
          <draw:path draw:style-name="gr14" draw:text-style-name="P1" draw:layer="layout" svg:width="0.61cm" svg:height="0.728cm" svg:x="8.425cm" svg:y="8.122cm" svg:viewBox="0 0 611 729" svg:d="m90 26-45-9 3-17h109l-33 187c-1 5-2 12-4 19s-2 13-3 20-2 13-4 18-1 9-2 11c9-11 18-22 28-32s21-19 32-26c12-7 23-13 36-18s24-6 37-6c12 0 22 1 32 5 9 3 17 7 24 14s12 15 15 25c4 10 6 22 6 36 0 3 0 7-1 12s-1 11-2 17-2 13-4 19-2 12-3 18l-33 194 50 9-3 17h-114l38-221c1-5 2-11 3-17s2-12 3-18 2-11 2-16c1-5 1-9 1-12 0-11-3-20-9-27s-16-11-29-11c-10 0-21 2-32 7s-22 11-32 19c-11 8-20 16-29 26s-16 20-22 30l-42 240h-63zm485 682 26 6-2 10h-64l6-35c-13 13-25 23-37 30-11 7-22 10-33 10-9 0-17-2-24-5-8-3-14-8-20-14-5-7-9-15-13-24s-4-21-4-33c0-13 1-26 4-39 3-12 7-24 13-35 5-11 11-21 19-30s16-17 26-24 19-12 30-15 23-6 35-6c10 0 19 1 28 2s16 4 24 8c0-1 1-1 2-2l1-1c1-1 1-1 2-1 2-1 3-3 5-4h12zm-6-175c-3-2-6-4-8-5-3-1-6-3-8-4-3 0-6-1-9-1-3-1-7-1-11-1-13 0-24 4-34 11s-19 18-26 30-13 25-17 40c-4 14-5 29-5 44 0 9 1 18 3 24s5 13 8 17 7 8 12 10c4 1 9 2 14 2s10 0 15-2 10-4 15-7c4-3 9-7 13-10s9-8 13-12z">
            <text:p/>
          </draw:path>
        </draw:g>
        <draw:g>
          <draw:line draw:style-name="gr13" draw:text-style-name="P3" draw:layer="layout" svg:x1="7.925cm" svg:y1="4.085cm" svg:x2="8.231cm" svg:y2="5.489cm">
            <text:p/>
          </draw:line>
          <draw:circle draw:style-name="gr12" draw:text-style-name="P1" draw:layer="layout" svg:width="1.222cm" svg:height="1.221cm" svg:x="7.311cm" svg:y="3.408cm">
            <text:p/>
          </draw:circle>
          <draw:path draw:style-name="gr14" draw:text-style-name="P1" draw:layer="layout" svg:width="0.364cm" svg:height="0.504cm" svg:x="7.742cm" svg:y="3.819cm" svg:viewBox="0 0 365 505" svg:d="m158 310c9 0 17-1 26-4s18-7 27-12c8-5 16-10 24-16s15-12 21-18l41-223c-6-1-11-3-16-4s-9-2-14-3-10-1-15-1c-5-1-11-1-18-1-20 0-39 6-56 17s-32 25-45 44c-12 18-22 39-29 63s-10 48-10 73c0 12 1 24 4 34 2 10 6 19 12 27 5 7 12 13 20 18s17 6 28 6zm92-20c-5 5-11 12-20 19s-19 15-30 21-22 13-34 18-25 7-37 7c-16 0-31-3-44-9s-24-14-33-24c-8-11-15-24-19-38s-7-32-7-49c0-22 2-42 7-62s13-39 22-56 20-33 33-48 28-26 44-37c16-10 33-18 51-24s38-8 58-8c8 0 18 0 29 1s22 2 33 4c12 1 23 2 33 4s21 4 29 6l-64 345c-5 26-12 48-21 67-9 18-21 33-35 45-14 11-31 20-51 25-19 5-42 8-68 8-13 0-27-1-40-3-12-1-24-3-35-6-11-2-21-5-30-8s-16-6-21-9l7-82h17l14 46c9 8 20 15 35 20 14 5 32 8 53 8 19 0 34-2 47-8 13-5 24-12 33-21 8-8 15-19 19-30 5-12 8-24 11-37z">
            <text:p/>
          </draw:path>
        </draw:g>
        <draw:custom-shape draw:style-name="gr1" draw:text-style-name="P1" draw:layer="layout" svg:width="6.917cm" svg:height="2.873cm" svg:x="20.677cm" svg:y="10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917cm" svg:height="2.272cm" svg:x="20.678cm" svg:y="13.571cm">
          <text:p/>
          <draw:enhanced-geometry svg:viewBox="0 0 21600 21600" draw:type="rectangle" draw:enhanced-path="M 0 0 L 21600 0 21600 21600 0 21600 0 0 Z N"/>
        </draw:custom-shape>
        <draw:frame draw:style-name="gr11" draw:layer="layout" svg:width="3.09cm" svg:height="1.947cm" svg:x="21.165cm" svg:y="13.697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custom-shape draw:style-name="gr1" draw:text-style-name="P1" draw:layer="layout" svg:width="6.917cm" svg:height="9.136cm" svg:x="20.633cm" svg:y="0.781cm">
          <text:p/>
          <draw:enhanced-geometry svg:viewBox="0 0 21600 21600" draw:type="rectangle" draw:enhanced-path="M 0 0 L 21600 0 21600 21600 0 21600 0 0 Z N"/>
        </draw:custom-shape>
        <draw:polygon draw:style-name="gr26" draw:text-style-name="P1" draw:layer="layout" svg:width="3.212cm" svg:height="6.803cm" svg:x="22.309cm" svg:y="1.207cm" svg:viewBox="0 0 3213 6804" draw:points="0,6804 3188,0 3213,6804">
          <text:p/>
        </draw:polygon>
        <draw:path draw:style-name="gr27" draw:text-style-name="P1" draw:layer="layout" svg:width="0.962cm" svg:height="0.964cm" svg:x="22.296cm" svg:y="7.046cm" svg:viewBox="0 0 963 965" svg:d="m457 0c90 51 163 111 233 185 86 92 154 200 201 320 46 120 72 252 72 392 0 13 0 27 0 40-2 4-3 9-5 14-2 3-6 7-11 10s-9 4-14 4h-929c-2 0-3 0-4 0z">
          <text:p/>
        </draw:path>
        <draw:g>
          <draw:path draw:style-name="gr28" draw:text-style-name="P1" draw:layer="layout" svg:width="0.789cm" svg:height="0.884cm" svg:x="24.732cm" svg:y="7.126cm" svg:viewBox="0 0 790 885" svg:d="m1 885c-1-11-1-22-1-33 0-462 338-821 790-852v885z">
            <text:p/>
          </draw:path>
          <draw:custom-shape draw:style-name="gr29" draw:text-style-name="P1" draw:layer="layout" svg:width="0.114cm" svg:height="0.114cm" svg:x="25.14cm" svg:y="7.6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30" draw:text-style-name="P6" draw:layer="layout" svg:width="0.36cm" svg:height="0.53cm" svg:x="22.885cm" svg:y="4.984cm" svg:viewBox="0 0 361 531" svg:d="m156 326c9 0 18-2 26-5 9-3 18-7 27-12 8-5 16-11 24-17 7-6 14-13 20-19l41-234c-6-1-11-3-16-4s-9-2-14-3-9-1-15-2c-5 0-11 0-18 0-20 0-38 5-55 17s-32 27-44 46c-13 19-22 42-29 67s-10 50-10 77c0 13 1 24 4 35 2 11 6 20 11 28 6 8 12 15 20 19s18 7 28 7zm92-21c-5 5-12 12-21 20-8 8-18 15-29 22s-22 14-34 19-24 7-36 7c-17 0-31-3-44-9s-23-15-32-26-15-24-20-40-6-33-6-51c0-23 2-44 7-65s12-41 21-59c10-18 21-35 34-50s27-28 43-39c15-11 32-19 50-25s37-9 57-9c9 0 18 0 29 1s22 2 33 4c11 1 22 3 33 5s20 4 28 6l-63 363c-5 27-12 51-21 70s-20 35-34 47-31 21-51 27c-19 5-42 8-67 8-14 0-27-1-39-3-13-1-25-4-36-6-11-3-21-6-29-9-9-3-16-6-21-9l7-87h17l13 48c9 9 21 16 35 22 15 6 32 8 53 8 18 0 34-2 47-8 12-5 23-13 31-22 9-9 15-20 20-32s8-25 10-39z">
          <text:p/>
        </draw:path>
        <draw:path draw:style-name="gr30" draw:text-style-name="P6" draw:layer="layout" svg:width="0.323cm" svg:height="0.538cm" svg:x="25.759cm" svg:y="4.623cm" svg:viewBox="0 0 324 539" svg:d="m89 26-44-9 3-17h108l-33 187c-1 5-3 12-4 19s-2 13-3 20-3 13-4 18-2 9-2 11c8-11 18-22 28-32s20-19 31-26c12-7 23-13 35-18s25-6 38-6c11 0 21 1 31 5 9 3 17 7 24 14 6 7 12 15 15 25 4 10 6 22 6 36 0 3-1 7-1 12-1 5-2 11-3 17s-2 13-3 19-2 12-3 18l-33 194 49 9-3 17h-112l38-221c1-5 2-11 3-17s2-12 3-18 1-11 2-16c0-5 0-9 0-12 0-11-3-20-9-27s-15-11-28-11c-11 0-21 2-32 7s-22 11-32 19-20 16-28 26c-9 10-16 20-22 30l-42 240h-62z">
          <text:p/>
        </draw:path>
        <draw:path draw:style-name="gr30" draw:text-style-name="P7" draw:layer="layout" svg:width="0.198cm" svg:height="0.221cm" svg:x="26.168cm" svg:y="5.129cm" svg:viewBox="0 0 199 222" svg:d="m164 201 25 6-2 10h-64l7-35c-13 13-25 23-37 30-11 6-22 10-33 10-8 0-16-2-24-5-7-3-13-8-19-14s-9-15-12-24-5-20-5-32c0-13 1-26 4-38s7-24 13-35c5-11 11-21 19-30s16-17 25-23c9-7 19-12 30-15 11-4 23-6 35-6 9 0 19 1 27 2s16 4 24 7c0 0 1 0 1-1 1 0 1 0 2-1 1 0 1-1 2-1 1-1 3-3 5-4h12zm-7-172c-3-2-6-4-8-5s-5-3-8-4-6-1-9-2c-3 0-6 0-10 0-13 0-24 3-34 11-10 7-19 17-26 29s-12 25-16 39c-4 15-6 29-6 44 0 9 1 17 3 24s5 12 9 16c3 5 7 8 11 10s9 3 14 3 10-1 15-3 10-4 14-7c5-3 10-6 14-10s9-8 13-12z">
          <text:p/>
        </draw:path>
        <draw:path draw:style-name="gr30" draw:text-style-name="P8" draw:layer="layout" svg:width="0.333cm" svg:height="0.688cm" svg:x="22.71cm" svg:y="7.292cm" svg:viewBox="0 0 334 689" svg:d="m102 473c4 14 13 26 26 35s29 14 47 14c27 0 49-12 64-36 16-24 24-57 24-97 0-42-8-75-23-101s-37-44-66-53h-1-1c-1 0-4 1-8 3-18 8-33 12-42 12-7 0-12-2-16-6-3-4-5-9-5-17 0-7 2-13 5-16 4-3 10-4 18-4 6 0 20 3 40 11l12 4h1c17-7 30-19 38-35s12-37 12-62c0-32-7-58-21-78-15-19-34-28-59-28-29 0-50 11-63 34s-20 61-20 114v522h-64v-449c0-77 14-136 41-178s67-62 118-62c40 0 73 11 98 32 26 21 38 49 38 83 0 24-9 46-26 65s-43 34-77 45l-6 2 6 2c47 12 82 30 106 55s36 56 36 93c0 47-14 86-43 116-28 30-63 46-106 46-27 0-50-7-68-19s-28-28-31-47z">
          <text:p/>
        </draw:path>
        <draw:path draw:style-name="gr30" draw:text-style-name="P6" draw:layer="layout" svg:width="0.495cm" svg:height="1.343cm" svg:x="23.859cm" svg:y="8.209cm" svg:viewBox="0 0 496 1344" svg:d="m349 339 42 10-3 17h-107l11-59c-21 22-41 39-60 50s-38 17-56 17c-14 0-27-3-39-8-13-6-23-14-32-24-9-11-16-24-21-40-6-16-8-34-8-55 0-22 2-43 7-63 5-21 12-41 20-59s20-35 33-50c12-16 26-29 42-40 15-11 32-19 50-26s38-9 58-9c16 0 31 1 45 4s27 7 40 12c1-1 2-1 3-2 0 0 1-1 2-2s2-1 4-3c2-1 5-3 8-6h20zm-11-291c-5-3-9-6-13-8-5-2-9-4-14-6s-9-2-14-3c-6-1-11-1-18-1-21 0-40 6-57 19s-31 29-43 48c-11 20-20 42-27 67-6 25-9 49-9 73 0 16 2 30 5 41 4 11 8 21 14 28s12 12 19 16 16 5 24 5 16-2 24-5c9-3 17-7 24-12 8-5 16-10 23-16s15-13 21-20zm-338 568v-37h496v37zm395 728h-308v-56c25-24 48-45 69-64s40-36 57-52 32-32 45-47c12-15 23-31 31-47s15-33 19-52 6-40 6-63c0-33-7-58-22-75-15-18-39-26-72-26-8 0-15 0-23 2s-14 2-21 4-13 4-19 7c-6 2-11 4-15 7l-14 62h-24v-98c19-4 37-8 56-11 18-3 38-5 60-5 55 0 96 12 123 35 28 23 42 55 42 98 0 20-3 40-8 57s-13 35-23 51-22 33-37 48c-14 16-31 33-49 49-19 17-39 35-61 54s-46 41-71 64h259z">
          <text:p/>
        </draw:path>
      </draw:page>
      <draw:page draw:name="page4" draw:style-name="dp1" draw:master-page-name="Standard">
        <office:forms form:automatic-focus="false" form:apply-design-mode="false"/>
        <draw:polygon draw:style-name="gr2" draw:text-style-name="P1" draw:layer="Pyramide" svg:width="11.146cm" svg:height="11.641cm" svg:x="2.019cm" svg:y="2.591cm" svg:viewBox="0 0 11147 11642" draw:points="11147,10373 0,11642 8299,0">
          <text:p/>
        </draw:polygon>
        <draw:polygon draw:style-name="gr3" draw:text-style-name="P1" draw:layer="Pyramide" svg:width="17.712cm" svg:height="5.301cm" svg:x="2.019cm" svg:y="12.964cm" svg:viewBox="0 0 17713 5302" draw:points="0,1269 4167,5302 17713,3164 11147,0">
          <text:p/>
        </draw:polygon>
        <draw:line draw:style-name="gr4" draw:text-style-name="P1" draw:layer="Pyramide" svg:x1="2.019cm" svg:y1="14.233cm" svg:x2="19.732cm" svg:y2="16.142cm">
          <text:p/>
        </draw:line>
        <draw:polygon draw:style-name="gr23" draw:text-style-name="P1" draw:layer="Pyramide" svg:width="4.171cm" svg:height="7.527cm" svg:x="2.019cm" svg:y="10.738cm" svg:viewBox="0 0 4172 7528" draw:points="4172,7528 2490,0 0,3473">
          <text:p/>
        </draw:polygon>
        <draw:polygon draw:style-name="gr6" draw:text-style-name="P1" draw:layer="Pyramide" svg:width="8.298cm" svg:height="15.674cm" svg:x="2.019cm" svg:y="2.591cm" svg:viewBox="0 0 8299 15675" draw:points="4172,15675 0,11642 8299,0">
          <text:p/>
        </draw:polygon>
        <draw:polygon draw:style-name="gr7" draw:text-style-name="P1" draw:layer="Pyramide" svg:width="9.413cm" svg:height="13.549cm" svg:x="10.318cm" svg:y="2.591cm" svg:viewBox="0 0 9414 13550" draw:points="9414,13550 2817,10373 0,0">
          <text:p/>
        </draw:polygon>
        <draw:polygon draw:style-name="gr8" draw:text-style-name="P1" draw:layer="Pyramide" svg:width="13.54cm" svg:height="15.674cm" svg:x="6.192cm" svg:y="2.591cm" svg:viewBox="0 0 13541 15675" draw:points="13541,13550 0,15675 4127,0">
          <text:p/>
        </draw:polygon>
        <draw:line draw:style-name="gr4" draw:text-style-name="P1" draw:layer="Pyramide" svg:x1="10.318cm" svg:y1="15.119cm" svg:x2="10.318cm" svg:y2="2.591cm">
          <text:p/>
        </draw:line>
        <draw:line draw:style-name="gr4" draw:text-style-name="P1" draw:layer="layout" svg:x1="4.509cm" svg:y1="10.738cm" svg:x2="6.191cm" svg:y2="18.266cm">
          <text:p/>
        </draw:line>
        <draw:line draw:style-name="gr4" draw:text-style-name="P1" draw:layer="layout" svg:x1="13.167cm" svg:y1="12.964cm" svg:x2="6.192cm" svg:y2="18.266cm">
          <text:p/>
        </draw:line>
        <draw:g>
          <draw:g>
            <draw:line draw:style-name="gr13" draw:text-style-name="P3" draw:layer="layout" svg:x1="2.797cm" svg:y1="17.155cm" svg:x2="3.661cm" svg:y2="16.003cm">
              <text:p/>
            </draw:line>
            <draw:circle draw:style-name="gr12" draw:text-style-name="P1" draw:layer="layout" svg:width="1.222cm" svg:height="1.221cm" svg:x="2.089cm" svg:y="16.645cm">
              <text:p/>
            </draw:circle>
          </draw:g>
          <draw:path draw:style-name="gr14" draw:text-style-name="P1" draw:layer="layout" svg:width="0.335cm" svg:height="0.373cm" svg:x="2.534cm" svg:y="17.066cm" svg:viewBox="0 0 336 374" svg:d="m276 339 43 10-3 17h-108l11-59c-22 22-42 39-61 50-20 11-39 17-56 17-15 0-28-3-41-8-12-6-23-14-32-24-9-11-16-24-21-40s-8-34-8-55c0-22 2-43 7-63 5-21 12-41 21-59s20-35 32-50c13-16 27-29 43-40 15-11 32-19 51-26s38-9 58-9c16 0 32 1 46 4s27 7 40 12c1-1 2-1 3-2 1 0 2-1 3-2s2-1 3-3c2-1 5-3 8-6h21zm-11-291c-5-3-9-6-14-8-4-2-9-4-13-6s-10-2-15-3-11-1-18-1c-21 0-40 6-57 19s-32 29-43 48c-12 20-21 42-28 67-6 25-9 49-9 73 0 16 2 30 5 41 4 11 8 21 14 28s12 12 20 16 15 5 23 5 17-2 25-5 16-7 24-12 16-10 24-16 14-13 21-20z">
            <text:p/>
          </draw:path>
        </draw:g>
        <draw:g>
          <draw:circle draw:style-name="gr12" draw:text-style-name="P1" draw:layer="layout" svg:width="1.222cm" svg:height="1.221cm" svg:x="6.086cm" svg:y="11.365cm">
            <text:p/>
          </draw:circle>
          <draw:line draw:style-name="gr13" draw:text-style-name="P3" draw:layer="layout" svg:x1="6.269cm" svg:y1="12.217cm" svg:x2="5.09cm" svg:y2="12.899cm">
            <text:p/>
          </draw:line>
          <draw:path draw:style-name="gr14" draw:text-style-name="P1" draw:layer="layout" svg:width="0.613cm" svg:height="0.826cm" svg:x="6.394cm" svg:y="11.629cm" svg:viewBox="0 0 614 827" svg:d="m90 26-45-9 3-17h109l-33 187c-1 5-2 12-4 19s-2 13-3 20-2 13-4 18-1 9-2 11c9-11 18-22 28-32s21-19 32-26c12-7 23-13 36-18s24-6 37-6c12 0 22 1 32 5 9 3 17 7 24 14s12 15 15 25c4 10 6 22 6 36 0 3 0 7-1 12s-1 11-2 17-2 13-4 19-2 12-3 18l-33 194 50 9-3 17h-114l38-221c1-5 2-11 3-17s2-12 3-18 2-11 2-16c1-5 1-9 1-12 0-11-3-20-9-27s-16-11-29-11c-10 0-21 2-32 7s-22 11-32 19c-11 8-20 16-29 26s-16 20-22 30l-42 240h-63zm400 678c5 0 10-1 16-3 5-2 11-4 16-7s10-7 14-11c5-3 9-7 13-11l25-141c-4 0-7-1-10-2s-6-1-9-2c-2 0-5-1-9-1-3 0-6 0-10 0-13 0-24 3-34 10s-19 16-27 28-13 25-17 40-7 30-7 46c0 8 1 15 3 22 1 6 4 12 7 17s7 8 12 11 11 4 17 4zm56-13c-3 4-8 8-13 12s-11 10-17 14-14 8-21 11c-8 3-15 4-22 4-10 0-19-1-27-5s-14-9-19-16-10-14-12-24c-3-9-4-19-4-31 0-13 1-26 4-39s8-24 13-35 13-21 20-30 17-17 26-24c10-6 20-11 31-15 11-3 23-5 35-5 5 0 11 0 17 1s13 1 20 2 14 2 20 3 12 2 17 3l-38 219c-3 16-7 30-13 42-5 11-12 21-21 28-8 7-18 13-30 16s-26 5-41 5c-8 0-16-1-24-2s-15-2-21-4c-7-1-13-3-18-5s-10-4-13-5l4-52h11l8 29c5 5 12 9 21 13 9 3 19 5 32 5 11 0 20-2 28-5 8-4 15-8 20-14 5-5 9-12 11-19 3-7 5-15 7-23z">
            <text:p/>
          </draw:path>
        </draw:g>
        <draw:custom-shape draw:style-name="gr1" draw:text-style-name="P1" draw:layer="layout" svg:width="6.917cm" svg:height="1.38cm" svg:x="20.68cm" svg:y="13.461cm">
          <text:p/>
          <draw:enhanced-geometry svg:viewBox="0 0 21600 21600" draw:type="rectangle" draw:enhanced-path="M 0 0 L 21600 0 21600 21600 0 21600 0 0 Z N"/>
        </draw:custom-shape>
        <draw:frame draw:style-name="gr11" draw:layer="layout" svg:width="3.877cm" svg:height="0.974cm" svg:x="21.907cm" svg:y="13.585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custom-shape draw:style-name="gr1" draw:text-style-name="P1" draw:layer="layout" svg:width="6.917cm" svg:height="4.909cm" svg:x="20.634cm" svg:y="8.033cm">
          <text:p/>
          <draw:enhanced-geometry svg:viewBox="0 0 21600 21600" draw:type="rectangle" draw:enhanced-path="M 0 0 L 21600 0 21600 21600 0 21600 0 0 Z N"/>
        </draw:custom-shape>
        <draw:polygon draw:style-name="gr26" draw:text-style-name="P1" draw:layer="layout" svg:width="3.28cm" svg:height="5.494cm" draw:transform="skewX (-0.000349065850398829) rotate (-2.10853226933435) translate (27.2472644239713cm 11.6266778231014cm)" svg:viewBox="0 0 3281 5495" draw:points="3281,5495 27,0 0,5495">
          <text:p/>
        </draw:polygon>
        <draw:path draw:style-name="gr27" draw:text-style-name="P1" draw:layer="layout" svg:width="1.235cm" svg:height="1.154cm" draw:transform="skewX (0.000872664625997131) rotate (-2.10870680225955) translate (22.4699069708656cm 11.1636517740298cm)" svg:viewBox="0 0 1236 1155" svg:d="m512 0c-118 64-75 58-163 153-109 119-197 258-257 411-59 155-92 325-91 504 0 17-1 34-1 50 0 7 3 13 5 20 4 3 9 9 14 13s13 4 19 4h1194c1 0 3 0 4-1z">
          <text:p/>
        </draw:path>
        <draw:g>
          <draw:path draw:style-name="gr28" draw:text-style-name="P1" draw:layer="layout" svg:width="0.637cm" svg:height="0.714cm" draw:transform="rotate (-2.10835773640915) translate (23.1412728370128cm 9.18017504929043cm)" svg:viewBox="0 0 638 715" svg:d="m638 715c0-9 0-18 0-27 0-373-273-663-638-688v715z">
            <text:p/>
          </draw:path>
          <draw:custom-shape draw:style-name="gr29" draw:text-style-name="P1" draw:layer="layout" svg:width="0.092cm" svg:height="0.092cm" draw:transform="rotate (2.10853226933435) translate (22.611cm 9.242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30" draw:text-style-name="P6" draw:layer="layout" svg:width="0.61cm" svg:height="0.817cm" svg:x="24.825cm" svg:y="9.214cm" svg:viewBox="0 0 611 818" svg:d="m89 26-44-9 3-17h107l-33 186c-1 6-2 12-3 19s-2 14-3 20-3 13-4 18-2 9-2 11c8-11 17-22 27-32s21-18 32-26 23-13 35-17 24-7 37-7c12 0 22 2 31 5 10 3 18 8 24 14 7 7 12 15 16 25s5 22 5 36c0 3 0 7-1 13 0 5-1 10-2 16s-2 13-3 19-2 13-3 18l-33 193 49 9-3 17h-113l38-220c1-5 2-11 3-17l3-18c1-6 2-11 2-16 1-5 1-8 1-11 0-12-3-21-9-28s-15-11-28-11c-11 0-22 3-33 8-11 4-21 11-31 18s-20 17-29 27c-8 9-16 19-22 29l-41 239h-62zm400 671c5 0 10-1 15-3 6-2 11-4 16-7s10-7 14-10c5-4 9-8 13-11l24-140c-3-1-6-2-9-2s-6-2-9-2-5-1-9-1h-10c-12 0-23 3-34 10-10 7-19 16-26 27-7 12-13 25-17 40s-7 30-7 46c0 7 1 14 3 21s4 12 7 17 7 8 12 11 10 4 17 4zm54-13c-3 4-7 8-12 12-5 5-11 9-17 14s-13 8-21 11-14 4-21 4c-10 0-19-2-27-6-7-3-14-8-19-15s-9-14-12-24c-2-9-4-19-4-30 0-14 2-27 5-39s7-24 13-35 12-21 19-30 17-16 26-23 20-11 31-15 22-5 34-5c5 0 10 0 17 1 6 0 13 1 20 2s13 2 19 3c7 1 12 2 17 3l-37 216c-3 16-7 30-13 41-5 12-12 21-21 28-8 7-18 13-30 16-11 3-25 5-40 5-8 0-16-1-24-2-7-1-14-2-21-4-7-1-12-3-18-5-5-2-9-3-12-5l4-51h10l8 28c6 5 13 10 21 13 9 3 19 5 32 5 11 0 20-2 28-5 7-3 14-8 19-13s9-12 12-19c2-7 4-15 6-23z">
          <text:p/>
        </draw:path>
        <draw:path draw:style-name="gr30" draw:text-style-name="P6" draw:layer="layout" svg:width="0.331cm" svg:height="0.372cm" svg:x="23.743cm" svg:y="11.986cm" svg:viewBox="0 0 332 373" svg:d="m273 338 42 10-3 17h-107l11-59c-21 22-41 39-60 50s-38 17-56 17c-14 0-27-3-39-8-13-6-23-14-32-24-9-11-16-24-21-40s-8-34-8-55 2-42 7-63 12-40 21-58 19-35 32-51 26-28 41-39 33-20 51-26 37-9 57-9c17 0 32 1 46 4s27 7 40 12c0-1 1-1 2-2s2-1 3-2 2-2 3-3c3-1 6-3 9-6h20zm-11-290c-5-3-9-6-14-8-4-3-8-4-13-6s-9-3-15-3-11-1-17-1c-21 0-40 6-57 19s-31 28-43 48c-11 20-20 42-27 67s-9 48-9 73c0 16 2 29 5 40s8 21 14 28 12 12 19 16c8 3 15 5 23 5 9 0 17-2 25-5s16-7 24-11 16-11 23-17c8-7 14-13 21-20z">
          <text:p/>
        </draw:path>
        <draw:path draw:style-name="gr30" draw:text-style-name="P8" draw:layer="layout" svg:width="0.332cm" svg:height="0.687cm" svg:x="21.435cm" svg:y="10.849cm" svg:viewBox="0 0 333 688" svg:d="m102 472c4 14 13 26 26 35 14 10 29 14 47 14 27 0 49-12 64-36 16-24 24-56 24-97s-8-75-23-101-37-43-67-53v0h-1c-1 1-4 2-8 3-18 8-33 13-43 13-6 0-12-2-15-6-4-4-5-10-5-18 0-7 1-12 5-15s10-5 18-5c6 0 20 4 40 11l12 5v0c18-8 30-19 39-35 8-16 12-37 12-62 0-33-7-59-22-78-14-19-34-28-58-28-29 0-50 11-63 34s-20 61-20 114v521h-64v-449c0-76 14-135 41-177 28-41 67-62 118-62 40 0 73 11 98 32s38 48 38 83c0 24-9 46-27 65-17 18-43 33-76 45l-6 2 6 1c47 12 82 30 106 55s35 56 35 93c0 47-14 86-42 116s-64 46-106 46c-27 0-50-7-68-19s-28-28-31-47z">
          <text:p/>
        </draw:path>
        <draw:g>
          <draw:polygon draw:style-name="gr20" draw:text-style-name="P1" draw:layer="layout" svg:width="0.864cm" svg:height="1.135cm" draw:transform="skewX (0.0015707963267949) rotate (0.602313124863243) translate (1.86195597207015cm 13.9921482787595cm)" svg:viewBox="0 0 865 1136" draw:points="0,294 173,1136 228,1118 311,1086 370,1059 428,1030 482,996 538,961 595,919 647,865 706,803 758,727 787,665 817,598 837,543 849,480 861,406 865,328 859,239 848,162 830,81 805,0">
            <text:p/>
          </draw:polygon>
          <draw:path draw:style-name="gr21" draw:text-style-name="P1" draw:layer="layout" svg:width="0.403cm" svg:height="1.287cm" draw:transform="rotate (0.234397718542838) translate (2.35587062892012cm 13.5762961891817cm)" svg:viewBox="0 0 404 1288" svg:d="m0 1288c786-629 182-1288 182-1288">
            <text:p/>
          </draw:path>
          <draw:frame draw:style-name="gr24" draw:text-style-name="P1" draw:layer="layout" svg:width="0.849cm" svg:height="0.887cm" draw:transform="rotate (-0.530580092606276) translate (2.411cm 13.581cm)">
            <draw:image xlink:href="Pictures/2000000F0000035200000378E6483A1F.svm" xlink:type="simple" xlink:show="embed" xlink:actuate="onLoad">
              <text:p/>
            </draw:image>
          </draw:frame>
        </draw:g>
      </draw:page>
      <draw:page draw:name="page5" draw:style-name="dp1" draw:master-page-name="Standard">
        <office:forms form:automatic-focus="false" form:apply-design-mode="false"/>
        <draw:polygon draw:style-name="gr2" draw:text-style-name="P1" draw:layer="Pyramide" svg:width="11.146cm" svg:height="11.641cm" svg:x="2.019cm" svg:y="2.591cm" svg:viewBox="0 0 11147 11642" draw:points="11147,10373 0,11642 8299,0">
          <text:p/>
        </draw:polygon>
        <draw:polygon draw:style-name="gr3" draw:text-style-name="P1" draw:layer="Pyramide" svg:width="17.712cm" svg:height="5.301cm" svg:x="2.019cm" svg:y="12.964cm" svg:viewBox="0 0 17713 5302" draw:points="0,1269 4167,5302 17713,3164 11147,0">
          <text:p/>
        </draw:polygon>
        <draw:line draw:style-name="gr4" draw:text-style-name="P1" draw:layer="Pyramide" svg:x1="2.019cm" svg:y1="14.233cm" svg:x2="19.732cm" svg:y2="16.142cm">
          <text:p/>
        </draw:line>
        <draw:polygon draw:style-name="gr5" draw:text-style-name="P1" draw:layer="Pyramide" svg:width="5.808cm" svg:height="7.527cm" svg:x="4.509cm" svg:y="10.738cm" svg:viewBox="0 0 5809 7528" draw:points="1682,7528 0,0 5809,4386">
          <text:p/>
        </draw:polygon>
        <draw:polygon draw:style-name="gr21" draw:text-style-name="P1" draw:layer="Pyramide" svg:width="7.713cm" svg:height="7.968cm" draw:transform="skewX (0.00034906585039887) rotate (1.79227860887298) translate (6.1907588241215cm 18.2660312006326cm)" svg:viewBox="0 0 7714 7969" draw:points="7714,13 3643,7969 0,0">
          <text:p/>
        </draw:polygon>
        <draw:polygon draw:style-name="gr6" draw:text-style-name="P1" draw:layer="Pyramide" svg:width="8.298cm" svg:height="15.674cm" svg:x="2.019cm" svg:y="2.591cm" svg:viewBox="0 0 8299 15675" draw:points="4172,15675 0,11642 8299,0">
          <text:p/>
        </draw:polygon>
        <draw:polygon draw:style-name="gr7" draw:text-style-name="P1" draw:layer="Pyramide" svg:width="9.413cm" svg:height="13.549cm" svg:x="10.318cm" svg:y="2.591cm" svg:viewBox="0 0 9414 13550" draw:points="9414,13550 2817,10373 0,0">
          <text:p/>
        </draw:polygon>
        <draw:polygon draw:style-name="gr8" draw:text-style-name="P1" draw:layer="Pyramide" svg:width="13.54cm" svg:height="15.674cm" svg:x="6.191cm" svg:y="2.591cm" svg:viewBox="0 0 13541 15675" draw:points="13541,13550 0,15675 4127,0">
          <text:p/>
        </draw:polygon>
        <draw:line draw:style-name="gr4" draw:text-style-name="P1" draw:layer="Pyramide" svg:x1="10.318cm" svg:y1="15.119cm" svg:x2="10.318cm" svg:y2="2.591cm">
          <text:p/>
        </draw:line>
        <draw:g>
          <draw:g>
            <draw:polygon draw:style-name="gr20" draw:text-style-name="P1" draw:layer="layout" svg:width="1.247cm" svg:height="1.495cm" svg:x="4.509cm" svg:y="10.738cm" svg:viewBox="0 0 1248 1496" draw:points="0,0 340,1496 377,1496 432,1496 526,1486 649,1463 762,1429 865,1383 975,1316 1080,1224 1164,1117 1214,1032 1248,942">
              <text:p/>
            </draw:polygon>
            <draw:path draw:style-name="gr21" draw:text-style-name="P1" draw:layer="layout" svg:width="1.011cm" svg:height="0.365cm" draw:transform="rotate (0.234397718542838) translate (4.77282869431063cm 11.9150073027347cm)" svg:viewBox="0 0 1012 366" svg:d="m0 328c748 179 1012-328 1012-328">
              <text:p/>
            </draw:path>
          </draw:g>
          <draw:frame draw:style-name="gr22" draw:text-style-name="P5" draw:layer="Pyramide" svg:width="1.522cm" svg:height="1.439cm" draw:transform="rotate (0.44924774946334) translate (4.153cm 11.379cm)">
            <draw:image xlink:href="Pictures/2000000F000003AB00000378662F2AB5.svm" xlink:type="simple" xlink:show="embed" xlink:actuate="onLoad">
              <text:p/>
            </draw:image>
          </draw:frame>
        </draw:g>
        <draw:g>
          <draw:line draw:style-name="gr13" draw:text-style-name="P3" draw:layer="layout" svg:x1="10.579cm" svg:y1="16.995cm" svg:x2="8.824cm" svg:y2="16.385cm">
            <text:p/>
          </draw:line>
          <draw:ellipse draw:style-name="gr12" draw:text-style-name="P1" draw:layer="layout" svg:width="1.756cm" svg:height="1.754cm" svg:x="9.701cm" svg:y="16.092cm">
            <text:p/>
          </draw:ellipse>
          <draw:path draw:style-name="gr25" draw:text-style-name="P1" draw:layer="layout" svg:width="0.526cm" svg:height="1.519cm" svg:x="10.326cm" svg:y="16.226cm" svg:viewBox="0 0 527 1520" svg:d="m0 792h527v-39h-527zm350-610c0-3 0-7 1-13s2-12 3-18 2-12 3-18 1-10 2-14l16-93-58-9 3-17h123l-91 512 43 10-3 17h-108l11-59c-21 22-42 39-61 50-20 11-38 17-56 17-15 0-29-3-42-9-12-6-23-14-31-25s-16-24-21-40-7-34-7-54c0-22 2-43 7-64s11-40 20-58 20-35 32-50 27-28 42-39c16-11 33-19 51-25 19-7 38-10 58-10 13 0 24 1 34 3s20 3 29 6zm-9 40c-9-6-18-11-27-14-10-3-21-5-34-5-14 0-27 3-39 9s-23 13-33 23-19 22-27 36c-8 13-14 27-20 43-6 15-10 31-13 48-3 16-4 32-4 48s2 30 5 41c4 11 8 21 14 28s12 12 20 16 15 5 23 5c14 0 29-5 46-14s32-22 48-39zm82 1298h-311v-56c26-23 49-45 70-64s41-36 58-52 32-32 45-47c12-15 23-31 32-47 8-16 14-33 18-52s7-40 7-63c0-33-8-58-23-75-15-18-39-26-73-26-7 0-15 0-22 2s-15 2-22 4-13 4-19 7c-6 2-11 4-16 7l-13 62h-25v-98c19-4 38-8 57-11 18-3 39-5 60-5 56 0 98 12 125 35 28 23 42 55 42 98 0 20-2 40-8 57s-13 35-23 51-23 33-37 48c-15 16-32 33-50 49-19 17-39 35-62 54s-46 41-71 64h261z">
            <text:p/>
          </draw:path>
        </draw:g>
        <draw:g>
          <draw:circle draw:style-name="gr12" draw:text-style-name="P1" draw:layer="layout" svg:width="1.222cm" svg:height="1.221cm" svg:x="2.807cm" svg:y="11.93cm">
            <text:p/>
          </draw:circle>
          <draw:line draw:style-name="gr13" draw:text-style-name="P3" draw:layer="layout" svg:x1="3.846cm" svg:y1="12.782cm" svg:x2="5.025cm" svg:y2="13.464cm">
            <text:p/>
          </draw:line>
          <draw:path draw:style-name="gr14" draw:text-style-name="P1" draw:layer="layout" svg:width="0.613cm" svg:height="0.826cm" svg:x="3.107cm" svg:y="12.194cm" svg:viewBox="0 0 614 827" svg:d="m90 26-45-9 3-17h109l-33 187c-1 5-2 12-4 19s-2 13-3 20-2 13-4 18-1 9-2 11c9-11 18-22 28-32s21-19 32-26c12-7 23-13 36-18s24-6 37-6c12 0 22 1 32 5 9 3 17 7 24 14s12 15 15 25c4 10 6 22 6 36 0 3 0 7-1 12s-1 11-2 17-2 13-4 19-2 12-3 18l-33 194 50 9-3 17h-114l38-221c1-5 2-11 3-17s2-12 3-18 2-11 2-16c1-5 1-9 1-12 0-11-3-20-9-27s-16-11-29-11c-10 0-21 2-32 7s-22 11-32 19c-11 8-20 16-29 26s-16 20-22 30l-42 240h-63zm400 678c5 0 10-1 16-3 5-2 11-4 16-7s10-7 14-11c5-3 9-7 13-11l25-141c-4 0-7-1-10-2s-6-1-9-2c-2 0-5-1-9-1-3 0-6 0-10 0-13 0-24 3-34 10s-19 16-27 28-13 25-17 40-7 30-7 46c0 8 1 15 3 22 1 6 4 12 7 17s7 8 12 11 11 4 17 4zm56-13c-3 4-8 8-13 12s-11 10-17 14-14 8-21 11c-8 3-15 4-22 4-10 0-19-1-27-5s-14-9-19-16-10-14-12-24c-3-9-4-19-4-31 0-13 1-26 4-39s8-24 13-35 13-21 20-30 17-17 26-24c10-6 20-11 31-15 11-3 23-5 35-5 5 0 11 0 17 1s13 1 20 2 14 2 20 3 12 2 17 3l-38 219c-3 16-7 30-13 42-5 11-12 21-21 28-8 7-18 13-30 16s-26 5-41 5c-8 0-16-1-24-2s-15-2-21-4c-7-1-13-3-18-5s-10-4-13-5l4-52h11l8 29c5 5 12 9 21 13 9 3 19 5 32 5 11 0 20-2 28-5 8-4 15-8 20-14 5-5 9-12 11-19 3-7 5-15 7-23z">
            <text:p/>
          </draw:path>
        </draw:g>
        <draw:custom-shape draw:style-name="gr1" draw:text-style-name="P1" draw:layer="layout" svg:width="6.917cm" svg:height="3.166cm" svg:x="20.68cm" svg:y="15.169cm">
          <text:p/>
          <draw:enhanced-geometry svg:viewBox="0 0 21600 21600" draw:type="rectangle" draw:enhanced-path="M 0 0 L 21600 0 21600 21600 0 21600 0 0 Z N"/>
        </draw:custom-shape>
        <draw:frame draw:style-name="gr11" draw:layer="layout" svg:width="3.348cm" svg:height="2.92cm" svg:x="21.059cm" svg:y="15.244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ustom-shape draw:style-name="gr1" draw:text-style-name="P1" draw:layer="layout" svg:width="6.917cm" svg:height="10.873cm" svg:x="20.68cm" svg:y="3.533cm">
          <text:p/>
          <draw:enhanced-geometry svg:viewBox="0 0 21600 21600" draw:type="rectangle" draw:enhanced-path="M 0 0 L 21600 0 21600 21600 0 21600 0 0 Z N"/>
        </draw:custom-shape>
        <draw:polygon draw:style-name="gr26" draw:text-style-name="P1" draw:layer="layout" svg:width="5.196cm" svg:height="7.518cm" svg:x="21.195cm" svg:y="4.515cm" svg:viewBox="0 0 5197 7519" draw:points="0,7519 5156,0 5197,7519">
          <text:p/>
        </draw:polygon>
        <draw:path draw:style-name="gr27" draw:text-style-name="P1" draw:layer="layout" svg:width="1.885cm" svg:height="1.139cm" draw:transform="skewX (-0.000523598775598276) rotate (-2.16857159560295) translate (27.2809497916936cm 5.15630930282612cm)" svg:viewBox="0 0 1886 1140" svg:d="m1603 0c20 61 0 0 143 237 90 236 141 494 140 768 0 26 1 53 0 79-2 9-4 19-9 28-4 7-11 13-21 20s-18 7-27 7h-1822c-3 1-5 1-7 1z">
          <text:p/>
        </draw:path>
        <draw:g>
          <draw:path draw:style-name="gr28" draw:text-style-name="P1" draw:layer="layout" svg:width="0.789cm" svg:height="0.884cm" svg:x="25.602cm" svg:y="11.148cm" svg:viewBox="0 0 790 885" svg:d="m1 885c-1-11-1-22-1-33 0-462 338-821 790-852v885z">
            <text:p/>
          </draw:path>
          <draw:custom-shape draw:style-name="gr29" draw:text-style-name="P1" draw:layer="layout" svg:width="0.114cm" svg:height="0.114cm" svg:x="26.01cm" svg:y="11.6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30" draw:text-style-name="P8" draw:layer="layout" svg:width="0.47cm" svg:height="0.362cm" svg:x="25.678cm" svg:y="5.709cm" svg:viewBox="0 0 471 363" svg:d="m317 17v-17c49 4 87 22 114 54 26 31 40 75 40 130 0 53-13 96-39 129s-59 50-99 50c-24 0-44-8-59-23-16-16-28-40-37-72l-2-7-2 7c-8 32-20 56-36 72-16 15-35 23-59 23-41 0-74-16-100-49-25-33-38-76-38-130 0-55 13-99 40-130 27-32 65-50 115-54v17c-31 2-53 15-66 37s-20 61-20 114c0 63 6 108 18 135 11 27 31 40 58 40 22 0 40-10 52-30 13-20 19-48 19-84 0-18-2-41-7-70s-8-49-8-60c0-12 3-21 9-27s14-10 25-10 20 3 26 10 9 15 9 27c0 11-3 32-8 61s-7 52-7 70c0 35 6 63 19 83s30 30 53 30c26 0 45-13 57-40s18-69 18-128c0-57-7-98-20-120-13-23-34-36-65-38z">
          <text:p/>
        </draw:path>
        <draw:path draw:style-name="gr30" draw:text-style-name="P6" draw:layer="layout" svg:width="0.522cm" svg:height="1.516cm" svg:x="23.666cm" svg:y="12.229cm" svg:viewBox="0 0 523 1517" svg:d="m347 182c0-3 0-7 1-13s2-12 3-18 2-12 3-18c0-6 1-10 2-14l16-93-58-9 3-17h122l-90 512 42 10-3 17h-107l11-59c-21 22-41 39-60 50s-38 17-56 17c-15 0-28-3-40-9-13-6-23-14-32-25s-16-24-20-40-8-34-8-54c0-22 3-43 7-64s12-40 21-58 19-35 31-50 27-28 42-39c16-11 32-19 51-25 18-7 37-10 57-10 12 0 24 1 34 3s19 3 28 6zm-9 40c-9-6-18-11-27-14s-20-5-34-5c-13 0-26 3-38 9-11 6-22 13-32 23s-19 22-27 36c-8 13-15 27-20 43-6 15-10 31-13 48-3 16-4 32-4 48s2 30 5 41c4 11 8 21 14 28s12 12 19 16 15 5 23 5c14 0 29-5 46-14s32-22 47-39zm-338 568v-37h523v37zm421 727h-308v-56c25-23 48-45 69-64s40-36 57-52 32-32 45-47c12-15 23-31 31-47s15-33 19-52 6-40 6-63c0-33-7-58-22-75-15-18-39-26-72-26-8 0-15 0-23 2s-14 2-21 4-13 4-19 7c-6 2-11 4-15 7l-14 62h-24v-98c19-4 37-8 56-11 18-3 38-5 60-5 55 0 96 12 123 35 28 23 42 55 42 98 0 20-3 40-8 57s-13 35-23 51-22 33-37 48c-14 16-31 33-49 49-19 17-39 35-61 54s-46 41-71 64h259z">
          <text:p/>
        </draw:path>
        <draw:path draw:style-name="gr30" draw:text-style-name="P6" draw:layer="layout" svg:width="0.61cm" svg:height="0.817cm" svg:x="23.001cm" svg:y="7.308cm" svg:viewBox="0 0 611 818" svg:d="m89 26-44-9 3-17h107l-33 186c-1 6-2 12-3 19s-2 14-3 20-3 13-4 18-2 9-2 11c8-11 17-22 27-32s21-18 32-26 23-13 35-17 24-7 37-7c12 0 22 2 31 5 10 3 18 8 24 14 7 7 12 15 16 25s5 22 5 36c0 3 0 7-1 13 0 5-1 10-2 16s-2 13-3 19-2 13-3 18l-33 193 49 9-3 17h-113l38-220c1-5 2-11 3-17l3-18c1-6 2-11 2-16 1-5 1-8 1-11 0-12-3-21-9-28s-15-11-28-11c-11 0-22 3-33 8-11 4-21 11-31 18s-20 17-29 27c-8 9-16 19-22 29l-41 239h-62zm400 671c5 0 10-1 15-3 6-2 11-4 16-7s10-7 14-10c5-4 9-8 13-11l24-140c-3-1-6-2-9-2s-6-2-9-2-5-1-9-1h-10c-12 0-23 3-34 10-10 7-19 16-26 27-7 12-13 25-17 40s-7 30-7 46c0 7 1 14 3 21s4 12 7 17 7 8 12 11 10 4 17 4zm54-13c-3 4-7 8-12 12-5 5-11 9-17 14s-13 8-21 11-14 4-21 4c-10 0-19-2-27-6-7-3-14-8-19-15s-9-14-12-24c-2-9-4-19-4-30 0-14 2-27 5-39s7-24 13-35 12-21 19-30 17-16 26-23 20-11 31-15 22-5 34-5c5 0 10 0 17 1 6 0 13 1 20 2s13 2 19 3c7 1 12 2 17 3l-37 216c-3 16-7 30-13 41-5 12-12 21-21 28-8 7-18 13-30 16-11 3-25 5-40 5-8 0-16-1-24-2-7-1-14-2-21-4-7-1-12-3-18-5-5-2-9-3-12-5l4-51h10l8 28c6 5 13 10 21 13 9 3 19 5 32 5 11 0 20-2 28-5 7-3 14-8 19-13s9-12 12-19c2-7 4-15 6-23z">
          <text:p/>
        </draw:path>
      </draw:page>
      <draw:page draw:name="page6" draw:style-name="dp1" draw:master-page-name="Standard">
        <office:forms form:automatic-focus="false" form:apply-design-mode="false"/>
        <draw:g>
          <draw:polygon draw:style-name="gr31" draw:text-style-name="P1" draw:layer="Pyramide" svg:width="11.146cm" svg:height="11.641cm" svg:x="2.019cm" svg:y="2.591cm" svg:viewBox="0 0 11147 11642" draw:points="11147,10373 0,11642 8299,0">
            <text:p/>
          </draw:polygon>
          <draw:polygon draw:style-name="gr32" draw:text-style-name="P1" draw:layer="Pyramide" svg:width="17.712cm" svg:height="5.301cm" svg:x="2.019cm" svg:y="12.964cm" svg:viewBox="0 0 17713 5302" draw:points="0,1269 4167,5302 17713,3164 11147,0">
            <text:p/>
          </draw:polygon>
          <draw:line draw:style-name="gr33" draw:text-style-name="P1" draw:layer="Pyramide" svg:x1="2.019cm" svg:y1="14.233cm" svg:x2="19.732cm" svg:y2="16.142cm">
            <text:p/>
          </draw:line>
          <draw:line draw:style-name="gr4" draw:text-style-name="P3" draw:layer="Pyramide" svg:x1="4.03cm" svg:y1="16.141cm" svg:x2="10.319cm" svg:y2="15.119cm">
            <text:p/>
          </draw:line>
          <draw:polygon draw:style-name="gr5" draw:text-style-name="P1" draw:layer="Pyramide" svg:width="5.808cm" svg:height="7.527cm" svg:x="4.509cm" svg:y="10.738cm" svg:viewBox="0 0 5809 7528" draw:points="1682,7528 0,0 5809,4386">
            <text:p/>
          </draw:polygon>
          <draw:polygon draw:style-name="gr34" draw:text-style-name="P1" draw:layer="Pyramide" svg:width="7.713cm" svg:height="7.968cm" draw:transform="skewX (0.00034906585039887) rotate (1.79227860887298) translate (6.1907588241215cm 18.2660312006326cm)" svg:viewBox="0 0 7714 7969" draw:points="7714,13 3643,7969 0,0">
            <text:p/>
          </draw:polygon>
          <draw:polygon draw:style-name="gr6" draw:text-style-name="P1" draw:layer="Pyramide" svg:width="8.298cm" svg:height="15.674cm" svg:x="2.019cm" svg:y="2.591cm" svg:viewBox="0 0 8299 15675" draw:points="4172,15675 0,11642 8299,0">
            <text:p/>
          </draw:polygon>
          <draw:polygon draw:style-name="gr35" draw:text-style-name="P1" draw:layer="Pyramide" svg:width="9.413cm" svg:height="13.549cm" svg:x="10.318cm" svg:y="2.591cm" svg:viewBox="0 0 9414 13550" draw:points="9414,13550 2817,10373 0,0">
            <text:p/>
          </draw:polygon>
          <draw:polygon draw:style-name="gr8" draw:text-style-name="P1" draw:layer="Pyramide" svg:width="13.54cm" svg:height="15.674cm" svg:x="6.191cm" svg:y="2.591cm" svg:viewBox="0 0 13541 15675" draw:points="13541,13550 0,15675 4127,0">
            <text:p/>
          </draw:polygon>
          <draw:line draw:style-name="gr33" draw:text-style-name="P1" draw:layer="Pyramide" svg:x1="10.318cm" svg:y1="15.119cm" svg:x2="10.318cm" svg:y2="2.591cm">
            <text:p/>
          </draw:line>
        </draw:g>
        <draw:line draw:style-name="gr4" draw:text-style-name="P3" draw:layer="layout" svg:x1="4.029cm" svg:y1="16.141cm" svg:x2="10.318cm" svg:y2="2.591cm">
          <text:p/>
        </draw:line>
        <draw:g>
          <draw:circle draw:style-name="gr12" draw:text-style-name="P1" draw:layer="layout" svg:width="1.222cm" svg:height="1.221cm" svg:x="10.904cm" svg:y="8.186cm">
            <text:p/>
          </draw:circle>
          <draw:line draw:style-name="gr13" draw:text-style-name="P3" draw:layer="layout" svg:x1="11.526cm" svg:y1="8.913cm" svg:x2="10.421cm" svg:y2="10.404cm">
            <text:p/>
          </draw:line>
          <draw:path draw:style-name="gr14" draw:text-style-name="P1" draw:layer="layout" svg:width="0.327cm" svg:height="0.538cm" svg:x="11.355cm" svg:y="8.527cm" svg:viewBox="0 0 328 539" svg:d="m90 26-45-9 3-17h109l-33 187c-1 5-2 12-4 19s-2 13-3 20-2 13-4 18-1 9-2 11c9-11 18-22 28-32s21-19 32-26c12-7 23-13 36-18s24-6 37-6c12 0 22 1 32 5 9 3 17 7 24 14s12 15 15 25c4 10 6 22 6 36 0 3 0 7-1 12s-1 11-2 17-2 13-4 19-2 12-3 18l-33 194 50 9-3 17h-114l38-221c1-5 2-11 3-17s2-12 3-18 2-11 2-16c1-5 1-9 1-12 0-11-3-20-9-27s-16-11-29-11c-10 0-21 2-32 7s-22 11-32 19c-11 8-20 16-29 26s-16 20-22 30l-42 240h-63z">
            <text:p/>
          </draw:path>
        </draw:g>
        <draw:g>
          <draw:line draw:style-name="gr13" draw:text-style-name="P3" draw:layer="layout" svg:x1="5.618cm" svg:y1="8.308cm" svg:x2="7.054cm" svg:y2="9.229cm">
            <text:p/>
          </draw:line>
          <draw:circle draw:style-name="gr12" draw:text-style-name="P1" draw:layer="layout" svg:width="1.222cm" svg:height="1.221cm" svg:x="5.069cm" svg:y="7.726cm">
            <text:p/>
          </draw:circle>
          <draw:path draw:style-name="gr14" draw:text-style-name="P1" draw:layer="layout" svg:width="0.61cm" svg:height="0.728cm" svg:x="5.368cm" svg:y="8.022cm" svg:viewBox="0 0 611 729" svg:d="m90 26-45-9 3-17h109l-33 187c-1 5-2 12-4 19s-2 13-3 20-2 13-4 18-1 9-2 11c9-11 18-22 28-32s21-19 32-26c12-7 23-13 36-18s24-6 37-6c12 0 22 1 32 5 9 3 17 7 24 14s12 15 15 25c4 10 6 22 6 36 0 3 0 7-1 12s-1 11-2 17-2 13-4 19-2 12-3 18l-33 194 50 9-3 17h-114l38-221c1-5 2-11 3-17s2-12 3-18 2-11 2-16c1-5 1-9 1-12 0-11-3-20-9-27s-16-11-29-11c-10 0-21 2-32 7s-22 11-32 19c-11 8-20 16-29 26s-16 20-22 30l-42 240h-63zm485 682 26 6-2 10h-64l6-35c-13 13-25 23-37 30-11 7-22 10-33 10-9 0-17-2-24-5-8-3-14-8-20-14-5-7-9-15-13-24s-4-21-4-33c0-13 1-26 4-39 3-12 7-24 13-35 5-11 11-21 19-30s16-17 26-24 19-12 30-15 23-6 35-6c10 0 19 1 28 2s16 4 24 8c0-1 1-1 2-2l1-1c1-1 1-1 2-1 2-1 3-3 5-4h12zm-6-175c-3-2-6-4-8-5-3-1-6-3-8-4-3 0-6-1-9-1-3-1-7-1-11-1-13 0-24 4-34 11s-19 18-26 30-13 25-17 40c-4 14-5 29-5 44 0 9 1 18 3 24s5 13 8 17 7 8 12 10c4 1 9 2 14 2s10 0 15-2 10-4 15-7c4-3 9-7 13-10s9-8 13-12z">
            <text:p/>
          </draw:path>
        </draw:g>
        <draw:g>
          <draw:custom-shape draw:style-name="gr1" draw:text-style-name="P1" draw:layer="layout" svg:width="6.917cm" svg:height="1.38cm" svg:x="20.679cm" svg:y="14.001cm">
            <text:p/>
            <draw:enhanced-geometry svg:viewBox="0 0 21600 21600" draw:type="rectangle" draw:enhanced-path="M 0 0 L 21600 0 21600 21600 0 21600 0 0 Z N"/>
          </draw:custom-shape>
          <draw:frame draw:style-name="gr11" draw:layer="layout" svg:width="3.877cm" svg:height="0.974cm" svg:x="21.906cm" svg:y="14.125cm"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draw:g>
        <draw:g>
          <draw:custom-shape draw:style-name="gr1" draw:text-style-name="P1" draw:layer="layout" svg:width="6.917cm" svg:height="3.166cm" svg:x="20.679cm" svg:y="15.769cm">
            <text:p/>
            <draw:enhanced-geometry svg:viewBox="0 0 21600 21600" draw:type="rectangle" draw:enhanced-path="M 0 0 L 21600 0 21600 21600 0 21600 0 0 Z N"/>
          </draw:custom-shape>
          <draw:frame draw:style-name="gr11" draw:layer="layout" svg:width="3.239cm" svg:height="2.92cm" svg:x="21.058cm" svg:y="15.844cm"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draw:g>
        <draw:g>
          <draw:custom-shape draw:style-name="gr1" draw:text-style-name="P1" draw:layer="layout" svg:width="6.917cm" svg:height="2.264cm" svg:x="20.677cm" svg:y="5.435cm">
            <text:p/>
            <draw:enhanced-geometry svg:viewBox="0 0 21600 21600" draw:type="rectangle" draw:enhanced-path="M 0 0 L 21600 0 21600 21600 0 21600 0 0 Z N"/>
          </draw:custom-shape>
          <draw:frame draw:style-name="gr11" draw:layer="layout" svg:width="3.192cm" svg:height="1.944cm" svg:x="21.079cm" svg:y="5.598cm"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draw:g>
        <draw:g>
          <draw:custom-shape draw:style-name="gr1" draw:text-style-name="P1" draw:layer="layout" svg:width="6.917cm" svg:height="2.873cm" svg:x="20.676cm" svg:y="2.177cm">
            <text:p/>
            <draw:enhanced-geometry svg:viewBox="0 0 21600 21600" draw:type="rectangle" draw:enhanced-path="M 0 0 L 21600 0 21600 21600 0 21600 0 0 Z N"/>
          </draw:custom-shape>
          <draw:frame draw:style-name="gr11" draw:layer="layout" svg:width="4.63cm" svg:height="2.213cm" svg:x="21.956cm" svg:y="2.732cm"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draw:g>
        <draw:g>
          <draw:custom-shape draw:style-name="gr1" draw:text-style-name="P1" draw:layer="layout" svg:width="6.917cm" svg:height="2.873cm" svg:x="20.677cm" svg:y="8.085cm">
            <text:p/>
            <draw:enhanced-geometry svg:viewBox="0 0 21600 21600" draw:type="rectangle" draw:enhanced-path="M 0 0 L 21600 0 21600 21600 0 21600 0 0 Z N"/>
          </draw:custom-shape>
          <draw:frame draw:style-name="gr11" draw:layer="layout" svg:width="4.433cm" svg:height="2.213cm" svg:x="22.167cm" svg:y="8.539cm"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draw:g>
        <draw:g>
          <draw:custom-shape draw:style-name="gr1" draw:text-style-name="P1" draw:layer="layout" svg:width="6.917cm" svg:height="2.272cm" svg:x="20.678cm" svg:y="11.343cm">
            <text:p/>
            <draw:enhanced-geometry svg:viewBox="0 0 21600 21600" draw:type="rectangle" draw:enhanced-path="M 0 0 L 21600 0 21600 21600 0 21600 0 0 Z N"/>
          </draw:custom-shape>
          <draw:frame draw:style-name="gr11" draw:layer="layout" svg:width="3.09cm" svg:height="1.947cm" svg:x="21.165cm" svg:y="11.469cm"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draw:g>
        <draw:g>
          <draw:line draw:style-name="gr13" draw:text-style-name="P3" draw:layer="Pyramide" svg:x1="10.579cm" svg:y1="16.995cm" svg:x2="8.824cm" svg:y2="16.385cm">
            <text:p/>
          </draw:line>
          <draw:ellipse draw:style-name="gr12" draw:text-style-name="P1" draw:layer="layout" svg:width="1.756cm" svg:height="1.754cm" svg:x="9.701cm" svg:y="16.092cm">
            <text:p/>
          </draw:ellipse>
          <draw:path draw:style-name="gr25" draw:text-style-name="P1" draw:layer="layout" svg:width="0.526cm" svg:height="1.519cm" svg:x="10.326cm" svg:y="16.226cm" svg:viewBox="0 0 527 1520" svg:d="m0 792h527v-39h-527zm350-610c0-3 0-7 1-13s2-12 3-18 2-12 3-18 1-10 2-14l16-93-58-9 3-17h123l-91 512 43 10-3 17h-108l11-59c-21 22-42 39-61 50-20 11-38 17-56 17-15 0-29-3-42-9-12-6-23-14-31-25s-16-24-21-40-7-34-7-54c0-22 2-43 7-64s11-40 20-58 20-35 32-50 27-28 42-39c16-11 33-19 51-25 19-7 38-10 58-10 13 0 24 1 34 3s20 3 29 6zm-9 40c-9-6-18-11-27-14-10-3-21-5-34-5-14 0-27 3-39 9s-23 13-33 23-19 22-27 36c-8 13-14 27-20 43-6 15-10 31-13 48-3 16-4 32-4 48s2 30 5 41c4 11 8 21 14 28s12 12 20 16 15 5 23 5c14 0 29-5 46-14s32-22 48-39zm82 1298h-311v-56c26-23 49-45 70-64s41-36 58-52 32-32 45-47c12-15 23-31 32-47 8-16 14-33 18-52s7-40 7-63c0-33-8-58-23-75-15-18-39-26-73-26-7 0-15 0-22 2s-15 2-22 4-13 4-19 7c-6 2-11 4-16 7l-13 62h-25v-98c19-4 38-8 57-11 18-3 39-5 60-5 56 0 98 12 125 35 28 23 42 55 42 98 0 20-2 40-8 57s-13 35-23 51-23 33-37 48c-15 16-32 33-50 49-19 17-39 35-62 54s-46 41-71 64h261z">
            <text:p/>
          </draw:path>
        </draw:g>
        <draw:g>
          <draw:circle draw:style-name="gr12" draw:text-style-name="P1" draw:layer="layout" svg:width="1.222cm" svg:height="1.221cm" svg:x="2.807cm" svg:y="11.53cm">
            <text:p/>
          </draw:circle>
          <draw:line draw:style-name="gr13" draw:text-style-name="P3" draw:layer="Pyramide" svg:x1="3.846cm" svg:y1="12.382cm" svg:x2="5.025cm" svg:y2="13.064cm">
            <text:p/>
          </draw:line>
          <draw:path draw:style-name="gr14" draw:text-style-name="P1" draw:layer="layout" svg:width="0.613cm" svg:height="0.826cm" svg:x="3.107cm" svg:y="11.794cm" svg:viewBox="0 0 614 827" svg:d="m90 26-45-9 3-17h109l-33 187c-1 5-2 12-4 19s-2 13-3 20-2 13-4 18-1 9-2 11c9-11 18-22 28-32s21-19 32-26c12-7 23-13 36-18s24-6 37-6c12 0 22 1 32 5 9 3 17 7 24 14s12 15 15 25c4 10 6 22 6 36 0 3 0 7-1 12s-1 11-2 17-2 13-4 19-2 12-3 18l-33 194 50 9-3 17h-114l38-221c1-5 2-11 3-17s2-12 3-18 2-11 2-16c1-5 1-9 1-12 0-11-3-20-9-27s-16-11-29-11c-10 0-21 2-32 7s-22 11-32 19c-11 8-20 16-29 26s-16 20-22 30l-42 240h-63zm400 678c5 0 10-1 16-3 5-2 11-4 16-7s10-7 14-11c5-3 9-7 13-11l25-141c-4 0-7-1-10-2s-6-1-9-2c-2 0-5-1-9-1-3 0-6 0-10 0-13 0-24 3-34 10s-19 16-27 28-13 25-17 40-7 30-7 46c0 8 1 15 3 22 1 6 4 12 7 17s7 8 12 11 11 4 17 4zm56-13c-3 4-8 8-13 12s-11 10-17 14-14 8-21 11c-8 3-15 4-22 4-10 0-19-1-27-5s-14-9-19-16-10-14-12-24c-3-9-4-19-4-31 0-13 1-26 4-39s8-24 13-35 13-21 20-30 17-17 26-24c10-6 20-11 31-15 11-3 23-5 35-5 5 0 11 0 17 1s13 1 20 2 14 2 20 3 12 2 17 3l-38 219c-3 16-7 30-13 42-5 11-12 21-21 28-8 7-18 13-30 16s-26 5-41 5c-8 0-16-1-24-2s-15-2-21-4c-7-1-13-3-18-5s-10-4-13-5l4-52h11l8 29c5 5 12 9 21 13 9 3 19 5 32 5 11 0 20-2 28-5 8-4 15-8 20-14 5-5 9-12 11-19 3-7 5-15 7-23z">
            <text:p/>
          </draw:path>
        </draw:g>
        <draw:g>
          <draw:line draw:style-name="gr13" draw:text-style-name="P3" draw:layer="Pyramide" svg:x1="7.925cm" svg:y1="4.084cm" svg:x2="8.231cm" svg:y2="5.488cm">
            <text:p/>
          </draw:line>
          <draw:circle draw:style-name="gr12" draw:text-style-name="P1" draw:layer="layout" svg:width="1.222cm" svg:height="1.221cm" svg:x="7.311cm" svg:y="3.407cm">
            <text:p/>
          </draw:circle>
          <draw:path draw:style-name="gr14" draw:text-style-name="P1" draw:layer="layout" svg:width="0.364cm" svg:height="0.504cm" svg:x="7.742cm" svg:y="3.818cm" svg:viewBox="0 0 365 505" svg:d="m158 310c9 0 17-1 26-4s18-7 27-12c8-5 16-10 24-16s15-12 21-18l41-223c-6-1-11-3-16-4s-9-2-14-3-10-1-15-1c-5-1-11-1-18-1-20 0-39 6-56 17s-32 25-45 44c-12 18-22 39-29 63s-10 48-10 73c0 12 1 24 4 34 2 10 6 19 12 27 5 7 12 13 20 18s17 6 28 6zm92-20c-5 5-11 12-20 19s-19 15-30 21-22 13-34 18-25 7-37 7c-16 0-31-3-44-9s-24-14-33-24c-8-11-15-24-19-38s-7-32-7-49c0-22 2-42 7-62s13-39 22-56 20-33 33-48 28-26 44-37c16-10 33-18 51-24s38-8 58-8c8 0 18 0 29 1s22 2 33 4c12 1 23 2 33 4s21 4 29 6l-64 345c-5 26-12 48-21 67-9 18-21 33-35 45-14 11-31 20-51 25-19 5-42 8-68 8-13 0-27-1-40-3-12-1-24-3-35-6-11-2-21-5-30-8s-16-6-21-9l7-82h17l14 46c9 8 20 15 35 20 14 5 32 8 53 8 19 0 34-2 47-8 13-5 24-12 33-21 8-8 15-19 19-30 5-12 8-24 11-37z">
            <text:p/>
          </draw:path>
        </draw:g>
        <draw:g>
          <draw:g>
            <draw:line draw:style-name="gr13" draw:text-style-name="P3" draw:layer="layout" svg:x1="13.438cm" svg:y1="18.521cm" svg:x2="12.574cm" svg:y2="17.369cm">
              <text:p/>
            </draw:line>
            <draw:circle draw:style-name="gr12" draw:text-style-name="P1" draw:layer="layout" svg:width="1.222cm" svg:height="1.221cm" svg:x="12.924cm" svg:y="18.011cm">
              <text:p/>
            </draw:circle>
          </draw:g>
          <draw:path draw:style-name="gr14" draw:text-style-name="P1" draw:layer="layout" svg:width="0.335cm" svg:height="0.373cm" svg:x="13.365cm" svg:y="18.432cm" svg:viewBox="0 0 336 374" svg:d="m276 339 43 10-3 17h-108l11-59c-22 22-42 39-61 50-20 11-39 17-56 17-15 0-28-3-41-8-12-6-23-14-32-24-9-11-16-24-21-40s-8-34-8-55c0-22 2-43 7-63 5-21 12-41 21-59s20-35 32-50c13-16 27-29 43-40 15-11 32-19 51-26s38-9 58-9c16 0 32 1 46 4s27 7 40 12c1-1 2-1 3-2 1 0 2-1 3-2s2-1 3-3c2-1 5-3 8-6h21zm-11-291c-5-3-9-6-14-8-4-2-9-4-13-6s-10-2-15-3-11-1-18-1c-21 0-40 6-57 19s-32 29-43 48c-12 20-21 42-28 67-6 25-9 49-9 73 0 16 2 30 5 41 4 11 8 21 14 28s12 12 20 16 15 5 23 5 17-2 25-5 16-7 24-12 16-10 24-16 14-13 21-20z">
            <text:p/>
          </draw:path>
        </draw:g>
        <draw:g>
          <draw:polygon draw:style-name="gr20" draw:text-style-name="P1" draw:layer="layout" svg:width="1.071cm" svg:height="0.857cm" draw:transform="rotate (1.51372406025468) translate (4.029cm 16.141cm)" svg:viewBox="0 0 1072 858" draw:points="0,0 205,845 236,853 320,856 392,858 511,851 576,842 635,830 736,796 796,771 869,729 917,695 960,655 1009,593 1042,546 1072,481 1072,444">
            <text:p/>
          </draw:polygon>
          <draw:path draw:style-name="gr21" draw:text-style-name="P1" draw:layer="layout" svg:width="0.263cm" svg:height="1.002cm" draw:transform="rotate (0.234397718542838) translate (4.509cm 15.077cm)" svg:viewBox="0 0 264 1003" svg:d="m149 1003c327-777-149-1003-149-1003">
            <text:p/>
          </draw:path>
          <draw:frame draw:style-name="gr24" draw:text-style-name="P1" draw:layer="layout" svg:width="0.9cm" svg:height="0.887cm" svg:x="4.131cm" svg:y="15.237cm">
            <draw:image xlink:href="Pictures/2000000F00000385000003780DECF608.svm" xlink:type="simple" xlink:show="embed" xlink:actuate="onLoad">
              <text:p/>
            </draw:image>
          </draw:frame>
        </draw:g>
        <draw:g>
          <draw:polygon draw:style-name="gr20" draw:text-style-name="P1" draw:layer="layout" svg:width="0.864cm" svg:height="1.135cm" draw:transform="skewX (0.0015707963267949) rotate (0.602313124863243) translate (1.86195597207015cm 13.9921482787595cm)" svg:viewBox="0 0 865 1136" draw:points="0,294 173,1136 228,1118 311,1086 370,1059 428,1030 482,996 538,961 595,919 647,865 706,803 758,727 787,665 817,598 837,543 849,480 861,406 865,328 859,239 848,162 830,81 805,0">
            <text:p/>
          </draw:polygon>
          <draw:path draw:style-name="gr21" draw:text-style-name="P1" draw:layer="layout" svg:width="0.403cm" svg:height="1.287cm" draw:transform="rotate (0.234397718542838) translate (2.35587062892012cm 13.5762961891817cm)" svg:viewBox="0 0 404 1288" svg:d="m0 1288c786-629 182-1288 182-1288">
            <text:p/>
          </draw:path>
          <draw:frame draw:style-name="gr24" draw:text-style-name="P1" draw:layer="layout" svg:width="0.849cm" svg:height="0.887cm" draw:transform="rotate (-0.530580092606276) translate (2.411cm 13.581cm)">
            <draw:image xlink:href="Pictures/2000000F0000035200000378E6483A1F.svm" xlink:type="simple" xlink:show="embed" xlink:actuate="onLoad">
              <text:p/>
            </draw:image>
          </draw:frame>
        </draw:g>
        <draw:g>
          <draw:g>
            <draw:polygon draw:style-name="gr20" draw:text-style-name="P1" draw:layer="layout" svg:width="1.247cm" svg:height="1.495cm" svg:x="4.509cm" svg:y="10.739cm" svg:viewBox="0 0 1248 1496" draw:points="0,0 340,1496 377,1496 432,1496 526,1486 649,1463 762,1429 865,1383 975,1316 1080,1224 1164,1117 1214,1032 1248,942">
              <text:p/>
            </draw:polygon>
            <draw:path draw:style-name="gr21" draw:text-style-name="P1" draw:layer="layout" svg:width="1.011cm" svg:height="0.365cm" draw:transform="rotate (0.234397718542838) translate (4.77282869431063cm 11.9160073027347cm)" svg:viewBox="0 0 1012 366" svg:d="m0 328c748 179 1012-328 1012-328">
              <text:p/>
            </draw:path>
          </draw:g>
          <draw:frame draw:style-name="gr22" draw:text-style-name="P5" draw:layer="layout" svg:width="1.522cm" svg:height="1.439cm" draw:transform="rotate (0.44924774946334) translate (4.153cm 11.38cm)">
            <draw:image xlink:href="Pictures/2000000F000003AB00000378662F2AB5.svm" xlink:type="simple" xlink:show="embed" xlink:actuate="onLoad">
              <text:p/>
            </draw:image>
          </draw:frame>
        </draw:g>
        <draw:g>
          <draw:custom-shape draw:style-name="gr1" draw:text-style-name="P1" draw:layer="layout" svg:width="6.917cm" svg:height="1.462cm" svg:x="20.676cm" svg:y="0.306cm">
            <text:p/>
            <draw:enhanced-geometry svg:viewBox="0 0 21600 21600" draw:type="rectangle" draw:enhanced-path="M 0 0 L 21600 0 21600 21600 0 21600 0 0 Z N"/>
          </draw:custom-shape>
          <draw:frame draw:style-name="gr36" draw:text-style-name="P2" draw:layer="layout" svg:width="6.994cm" svg:height="1.361cm" svg:x="20.63cm" svg:y="0.33cm">
            <draw:text-box>
              <text:p><text:span text:style-name="T1">Gerade Pyramide mit quadratischem Grundriss</text:span></text:p>
            </draw:text-box>
          </draw:frame>
        </draw:g>
        <draw:custom-shape draw:style-name="gr1" draw:text-style-name="P1" draw:layer="layout" svg:width="19.728cm" svg:height="1.462cm" svg:x="0.477cm" svg:y="0.306cm">
          <text:p/>
          <draw:enhanced-geometry svg:viewBox="0 0 21600 21600" draw:type="rectangle" draw:enhanced-path="M 0 0 L 21600 0 21600 21600 0 21600 0 0 Z N"/>
        </draw:custom-shape>
        <draw:frame draw:style-name="gr37" draw:layer="layout" svg:width="16.548cm" svg:height="1.361cm" svg:x="2.147cm" svg:y="0.399cm">
          <draw:text-box>
            <text:p><text:span text:style-name="T1">Ermittlung und Darstellung des Kantenwinkels</text:span><text:span text:style-name="T9"> </text:span><text:span text:style-name="T10">ω</text:span><text:span text:style-name="T1"> am Grat der Pyramide</text:span></text:p>
            <text:p><text:span text:style-name="T1">Veranschaulichung der Lage (der Ebene) des Winkel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solid" draw:fill-color="#000000" draw:textarea-horizontal-align="center" draw:textarea-vertical-align="middle"/>
    </style:style>
    <style:style style:name="Mgr2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04cm" fo:min-width="6.981cm"/>
    </style:style>
    <style:style style:name="Mgr4" style:family="graphic" style:parent-style-name="standard">
      <style:graphic-properties draw:stroke="none" draw:fill="none" draw:fill-color="#ffffff"/>
    </style:style>
    <style:style style:name="MP1" style:family="paragraph">
      <style:paragraph-properties fo:text-align="center"/>
    </style:style>
    <style:style style:name="MP2" style:family="paragraph">
      <style:text-properties fo:font-size="9pt" style:font-size-asian="9pt" style:font-size-complex="9pt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6pt" style:font-size-asian="6pt" style:font-size-complex="6pt"/>
    </style:style>
    <style:style style:name="MT3" style:family="text">
      <style:text-properties fo:font-size="9pt" style:font-size-asian="9pt" style:font-size-complex="9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Pyramide"/>
      <draw:layer draw:name="Ebene5"/>
    </draw:layer-set>
    <style:master-page style:name="Standard" style:page-layout-name="PM0" draw:style-name="Mdp1">
      <office:forms form:automatic-focus="false" form:apply-design-mode="false"/>
      <draw:rect draw:style-name="Mgr1" draw:text-style-name="MP1" draw:layer="backgroundobjects" svg:width="28cm" svg:height="21cm" svg:x="0cm" svg:y="0cm">
        <text:p/>
      </draw:rect>
      <draw:custom-shape draw:style-name="Mgr2" draw:text-style-name="MP1" draw:layer="backgroundobjects" svg:width="6.917cm" svg:height="1.612cm" svg:x="20.68cm" svg:y="19.261cm">
        <text:p/>
        <draw:enhanced-geometry svg:viewBox="0 0 21600 21600" draw:type="rectangle" draw:enhanced-path="M 0 0 L 21600 0 21600 21600 0 21600 0 0 Z N"/>
      </draw:custom-shape>
      <draw:frame draw:style-name="Mgr3" draw:text-style-name="MP2" draw:layer="backgroundobjects" svg:width="7.018cm" svg:height="1.854cm" svg:x="20.557cm" svg:y="19.214cm">
        <draw:text-box>
          <text:p><text:span text:style-name="MT1">Kantenwinkel </text:span><text:span text:style-name="MT2">am Grat einer</text:span><text:span text:style-name="MT3"> </text:span><text:span text:style-name="MT2">geraden</text:span><text:span text:style-name="MT3"> </text:span><text:span text:style-name="MT1">Pyramide</text:span><text:span text:style-name="MT3"> </text:span><text:span text:style-name="MT2">mit quadratischem Grundriss,</text:span><text:span text:style-name="MT3"> </text:span><text:span text:style-name="MT2">rechnerisch ermittelt </text:span></text:p>
          <text:p><text:span text:style-name="MT1">Norbert Reschke</text:span></text:p>
          <text:p><text:span text:style-name="MT2">Dez. 88; Jun. 93; Dez. 97; Aug. 10</text:span><text:span text:style-name="MT3">, </text:span><text:span text:style-name="MT2">zuletzt geändert am </text:span><text:span text:style-name="MT2"><text:date style:data-style-name="D1" text:date-value="2013-01-28">28.01.13</text:date></text:span></text:p>
        </draw:text-box>
      </draw:frame>
      <draw:frame draw:style-name="Mgr4" draw:layer="backgroundobjects" svg:width="25.199cm" svg:height="1.187cm" svg:x="1.4cm" svg:y="0.837cm">
        <draw:text-box>
          <text:p/>
        </draw:text-box>
      </draw:frame>
      <draw:frame draw:style-name="Mgr4" draw:layer="backgroundobjects" svg:width="24.639cm" svg:height="1.187cm" svg:x="1.4cm" svg:y="4.914cm">
        <draw:text-box>
          <text:p/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01-28T20:16:09</dc:date>
    <meta:generator>LibreOffice/3.6$Linux_X86_64 LibreOffice_project/360m1$Build-2</meta:generator>
    <meta:editing-duration>PT9H9M9S</meta:editing-duration>
    <meta:editing-cycles>47</meta:editing-cycles>
    <dc:creator>Norbert Reschke</dc:creator>
    <meta:document-statistic meta:object-count="285"/>
  </office:meta>
</office:document-meta>
</file>

<file path=Object 1/content.xml><?xml version="1.0" encoding="utf-8"?>
<math xmlns="http://www.w3.org/1998/Math/MathML">
  <mrow/>
</math>
</file>

<file path=Object 10/content.xml><?xml version="1.0" encoding="utf-8"?>
<math xmlns="http://www.w3.org/1998/Math/MathML">
  <semantics>
    <mrow>
      <mi>sin</mi>
      <mrow>
        <mo stretchy="false">ω</mo>
        <mo stretchy="false">=</mo>
        <mrow>
          <mfrac>
            <mfrac>
              <mi>d</mi>
              <mn>2</mn>
            </mfrac>
            <msub>
              <mi>h</mi>
              <mrow>
                <mi>g</mi>
              </mrow>
            </msub>
          </mfrac>
        </mrow>
      </mrow>
    </mrow>
    <annotation encoding="StarMath 5.0">sin %omega = {d over 2 over h_{g}}</annotation>
  </semantics>
</math>
</file>

<file path=Object 11/content.xml><?xml version="1.0" encoding="utf-8"?>
<math xmlns="http://www.w3.org/1998/Math/MathML">
  <semantics>
    <mrow>
      <mrow>
        <mi>g</mi>
        <mo stretchy="false">=</mo>
        <msqrt>
          <mrow>
            <mrow>
              <msup>
                <mfenced open="(" close=")">
                  <mrow>
                    <mfrac>
                      <mrow>
                        <mi>a</mi>
                      </mrow>
                      <mrow>
                        <mn>2</mn>
                      </mrow>
                    </mfrac>
                  </mrow>
                </mfenced>
                <mn>2</mn>
              </msup>
              <mo stretchy="false">+</mo>
              <msubsup>
                <mi>h</mi>
                <mrow>
                  <mi>a</mi>
                </mrow>
                <mrow>
                  <mn>2</mn>
                </mrow>
              </msubsup>
            </mrow>
          </mrow>
        </msqrt>
      </mrow>
    </mrow>
    <annotation encoding="StarMath 5.0">g = sqrt{left ({a} over {2}right )^2 + h_{a}^{2}}</annotation>
  </semantics>
</math>
</file>

<file path=Object 12/content.xml><?xml version="1.0" encoding="utf-8"?>
<math xmlns="http://www.w3.org/1998/Math/MathML">
  <semantics>
    <mrow>
      <mi>sin</mi>
      <mrow>
        <mo stretchy="false">β</mo>
        <mo stretchy="false">=</mo>
        <mrow>
          <mfrac>
            <msub>
              <mi>h</mi>
              <mrow>
                <mi>a</mi>
              </mrow>
            </msub>
            <mi>g</mi>
          </mfrac>
        </mrow>
      </mrow>
    </mrow>
    <annotation encoding="StarMath 5.0">sin %beta = {h_{a} over g}</annotation>
  </semantics>
</math>
</file>

<file path=Object 14/content.xml><?xml version="1.0" encoding="utf-8"?>
<math xmlns="http://www.w3.org/1998/Math/MathML">
  <semantics>
    <mrow>
      <mi>sin</mi>
      <mrow>
        <mo stretchy="false">ω</mo>
        <mo stretchy="false">=</mo>
        <mrow>
          <mfrac>
            <mfrac>
              <mi>d</mi>
              <mn>2</mn>
            </mfrac>
            <msub>
              <mi>h</mi>
              <mrow>
                <mi>g</mi>
              </mrow>
            </msub>
          </mfrac>
        </mrow>
      </mrow>
    </mrow>
    <annotation encoding="StarMath 5.0">sin %omega = {d over 2 over h_{g}}</annotation>
  </semantics>
</math>
</file>

<file path=Object 15/content.xml><?xml version="1.0" encoding="utf-8"?>
<math xmlns="http://www.w3.org/1998/Math/MathML">
  <mrow/>
</math>
</file>

<file path=Object 2/content.xml><?xml version="1.0" encoding="utf-8"?>
<math xmlns="http://www.w3.org/1998/Math/MathML">
  <semantics>
    <mrow>
      <mi>sin</mi>
      <mrow>
        <mo stretchy="false">α</mo>
        <mo stretchy="false">=</mo>
        <mfrac>
          <mrow>
            <mi>h</mi>
          </mrow>
          <mrow>
            <msub>
              <mi>h</mi>
              <mrow>
                <mi>a</mi>
              </mrow>
            </msub>
          </mrow>
        </mfrac>
      </mrow>
    </mrow>
    <annotation encoding="StarMath 5.0">sin %alpha = {h} over {h_{a}}</annotation>
  </semantics>
</math>
</file>

<file path=Object 4/content.xml><?xml version="1.0" encoding="utf-8"?>
<math xmlns="http://www.w3.org/1998/Math/MathML">
  <semantics>
    <mrow>
      <mrow>
        <msub>
          <mi>h</mi>
          <mrow>
            <mi>a</mi>
          </mrow>
        </msub>
        <mo stretchy="false">=</mo>
        <msqrt>
          <mrow>
            <mrow>
              <msup>
                <mfenced open="(" close=")">
                  <mrow>
                    <mfrac>
                      <mrow>
                        <mi>a</mi>
                      </mrow>
                      <mrow>
                        <mn>2</mn>
                      </mrow>
                    </mfrac>
                  </mrow>
                </mfenced>
                <mn>2</mn>
              </msup>
              <mo stretchy="false">+</mo>
              <msup>
                <mi>h</mi>
                <mrow>
                  <mn>2</mn>
                </mrow>
              </msup>
            </mrow>
          </mrow>
        </msqrt>
      </mrow>
    </mrow>
    <annotation encoding="StarMath 5.0">h_{a} = sqrt{left ({a} over {2}right )^2 + h^{2}}</annotation>
  </semantics>
</math>
</file>

<file path=Object 5/content.xml><?xml version="1.0" encoding="utf-8"?>
<math xmlns="http://www.w3.org/1998/Math/MathML">
  <semantics>
    <mrow>
      <mi>sin</mi>
      <mrow>
        <mo stretchy="false">α</mo>
        <mo stretchy="false">=</mo>
        <mfrac>
          <mrow>
            <mi>h</mi>
          </mrow>
          <mrow>
            <msub>
              <mi>h</mi>
              <mrow>
                <mi>a</mi>
              </mrow>
            </msub>
          </mrow>
        </mfrac>
      </mrow>
    </mrow>
    <annotation encoding="StarMath 5.0">sin %alpha = {h} over {h_{a}}</annotation>
  </semantics>
</math>
</file>

<file path=Object 6/content.xml><?xml version="1.0" encoding="utf-8"?>
<math xmlns="http://www.w3.org/1998/Math/MathML">
  <semantics>
    <mrow>
      <mrow>
        <msub>
          <mi>h</mi>
          <mrow>
            <mi>a</mi>
          </mrow>
        </msub>
        <mo stretchy="false">=</mo>
        <msqrt>
          <mrow>
            <mrow>
              <msup>
                <mfenced open="(" close=")">
                  <mrow>
                    <mfrac>
                      <mrow>
                        <mi>a</mi>
                      </mrow>
                      <mrow>
                        <mn>2</mn>
                      </mrow>
                    </mfrac>
                  </mrow>
                </mfenced>
                <mn>2</mn>
              </msup>
              <mo stretchy="false">+</mo>
              <msup>
                <mi>h</mi>
                <mrow>
                  <mn>2</mn>
                </mrow>
              </msup>
            </mrow>
          </mrow>
        </msqrt>
      </mrow>
    </mrow>
    <annotation encoding="StarMath 5.0">h_{a} = sqrt{left ({a} over {2}right )^2 + h^{2}}</annotation>
  </semantics>
</math>
</file>

<file path=Object 7/content.xml><?xml version="1.0" encoding="utf-8"?>
<math xmlns="http://www.w3.org/1998/Math/MathML">
  <semantics>
    <mrow>
      <mi>sin</mi>
      <mrow>
        <mo stretchy="false">β</mo>
        <mo stretchy="false">=</mo>
        <mrow>
          <mfrac>
            <msub>
              <mi>h</mi>
              <mrow>
                <mi>a</mi>
              </mrow>
            </msub>
            <mi>g</mi>
          </mfrac>
        </mrow>
      </mrow>
    </mrow>
    <annotation encoding="StarMath 5.0">sin %beta = {h_{a} over g}</annotation>
  </semantics>
</math>
</file>

<file path=Object 8/content.xml><?xml version="1.0" encoding="utf-8"?>
<math xmlns="http://www.w3.org/1998/Math/MathML">
  <semantics>
    <mrow>
      <mrow>
        <msub>
          <mi>h</mi>
          <mrow>
            <mi>g</mi>
          </mrow>
        </msub>
        <mo stretchy="false">=</mo>
        <mrow>
          <mi>a</mi>
          <mo stretchy="false">∗</mo>
          <mi>sin</mi>
        </mrow>
      </mrow>
      <mo stretchy="false">β</mo>
    </mrow>
    <annotation encoding="StarMath 5.0">h_{g} = a * sin %beta</annotation>
  </semantics>
</math>
</file>

<file path=Object 9/content.xml><?xml version="1.0" encoding="utf-8"?>
<math xmlns="http://www.w3.org/1998/Math/MathML">
  <semantics>
    <mrow>
      <mrow>
        <msub>
          <mi>h</mi>
          <mrow>
            <mi>g</mi>
          </mrow>
        </msub>
        <mo stretchy="false">=</mo>
        <mrow>
          <mi>a</mi>
          <mo stretchy="false">∗</mo>
          <mi>sin</mi>
        </mrow>
      </mrow>
      <mo stretchy="false">β</mo>
    </mrow>
    <annotation encoding="StarMath 5.0">h_{g} = a * sin %beta</annotation>
  </semantics>
</math>
</file>